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rl-tb"/>
    </style:style>
    <style:style style:name="Table1.A" style:family="table-column">
      <style:table-column-properties style:column-width="1.675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1.D1" style:family="table-cell">
      <style:table-cell-properties fo:background-color="transparent" fo:padding="0.0382in" fo:border="0.5pt solid #000000" style:writing-mode="rl-tb">
        <style:background-image/>
      </style:table-cell-properties>
    </style:style>
    <style:style style:name="Table2" style:family="table">
      <style:table-properties style:width="6.7in" fo:margin-left="0in" fo:margin-top="0in" fo:margin-bottom="0in" table:align="left" style:writing-mode="rl-tb"/>
    </style:style>
    <style:style style:name="Table2.A" style:family="table-column">
      <style:table-column-properties style:column-width="1.675in"/>
    </style:style>
    <style:style style:name="Table2.D" style:family="table-column">
      <style:table-column-properties style:column-width="1.6743in"/>
    </style:style>
    <style:style style:name="Table2.1" style:family="table-row">
      <style:table-row-properties style:min-row-height="0.191in" fo:keep-together="auto"/>
    </style:style>
    <style:style style:name="Table2.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2.D1" style:family="table-cell">
      <style:table-cell-properties fo:background-color="transparent" fo:padding="0.0382in" fo:border="0.5pt solid #000000" style:writing-mode="rl-tb">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5.8424in" fo:margin-left="0.8625in" fo:margin-top="0in" fo:margin-bottom="0in" table:align="left" style:writing-mode="rl-tb"/>
    </style:style>
    <style:style style:name="Table3.A" style:family="table-column">
      <style:table-column-properties style:column-width="1.1201in"/>
    </style:style>
    <style:style style:name="Table3.B" style:family="table-column">
      <style:table-column-properties style:column-width="0.7639in"/>
    </style:style>
    <style:style style:name="Table3.C" style:family="table-column">
      <style:table-column-properties style:column-width="0.7201in"/>
    </style:style>
    <style:style style:name="Table3.D" style:family="table-column">
      <style:table-column-properties style:column-width="0.7118in"/>
    </style:style>
    <style:style style:name="Table3.E" style:family="table-column">
      <style:table-column-properties style:column-width="0.8333in"/>
    </style:style>
    <style:style style:name="Table3.F" style:family="table-column">
      <style:table-column-properties style:column-width="0.825in"/>
    </style:style>
    <style:style style:name="Table3.G" style:family="table-column">
      <style:table-column-properties style:column-width="0.8681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3.G1" style:family="table-cell">
      <style:table-cell-properties fo:background-color="transparent" fo:padding="0.0382in" fo:border="0.5pt solid #000000" style:writing-mode="rl-tb">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rl-tb">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rl-tb">
        <style:background-image/>
      </style:table-cell-properties>
    </style:style>
    <style:style style:name="Table4" style:family="table">
      <style:table-properties style:width="6.7in" fo:margin-left="0in" fo:margin-top="0in" fo:margin-bottom="0in" table:align="left" style:writing-mode="rl-tb"/>
    </style:style>
    <style:style style:name="Table4.A" style:family="table-column">
      <style:table-column-properties style:column-width="1.675in"/>
    </style:style>
    <style:style style:name="Table4.D" style:family="table-column">
      <style:table-column-properties style:column-width="1.674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4.D1" style:family="table-cell">
      <style:table-cell-properties fo:background-color="transparent" fo:padding="0.0382in" fo:border="0.5pt solid #000000" style:writing-mode="rl-tb">
        <style:background-image/>
      </style:table-cell-properties>
    </style:style>
    <style:style style:name="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text-align="end" style:justify-single-word="false" style:writing-mode="rl-tb"/>
      <style:text-properties fo:font-style="italic" style:font-style-asian="italic" style:font-style-complex="italic"/>
    </style:style>
    <style:style style:name="P3" style:family="paragraph" style:parent-style-name="Text_20_body">
      <style:paragraph-properties fo:text-align="end" style:justify-single-word="false" style:writing-mode="rl-tb"/>
      <style:text-properties officeooo:rsid="00a19f18" officeooo:paragraph-rsid="00a19f18"/>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rl-tb"/>
      <style:text-properties officeooo:paragraph-rsid="00173214"/>
    </style:style>
    <style:style style:name="P6" style:family="paragraph" style:parent-style-name="Standard">
      <style:paragraph-properties fo:text-align="center" style:justify-single-word="false" style:writing-mode="rl-tb"/>
      <style:text-properties officeooo:paragraph-rsid="0018ddab"/>
    </style:style>
    <style:style style:name="P7" style:family="paragraph" style:parent-style-name="Standard">
      <style:paragraph-properties fo:text-align="end" style:justify-single-word="false" style:writing-mode="rl-tb"/>
    </style:style>
    <style:style style:name="P8" style:family="paragraph" style:parent-style-name="Heading_20_2">
      <style:paragraph-properties fo:break-before="page"/>
      <style:text-properties officeooo:paragraph-rsid="005cabde"/>
    </style:style>
    <style:style style:name="P9" style:family="paragraph" style:parent-style-name="Heading_20_2">
      <style:text-properties officeooo:paragraph-rsid="00295423"/>
    </style:style>
    <style:style style:name="P10"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11" style:family="paragraph" style:parent-style-name="Standard" style:list-style-name="WWNum4">
      <style:paragraph-properties fo:text-align="end" style:justify-single-word="false" style:writing-mode="rl-tb"/>
    </style:style>
    <style:style style:name="P12" style:family="paragraph" style:parent-style-name="Standard" style:list-style-name="WWNum2">
      <style:paragraph-properties fo:text-align="end" style:justify-single-word="false" style:writing-mode="rl-tb"/>
    </style:style>
    <style:style style:name="P13" style:family="paragraph" style:parent-style-name="Standard" style:list-style-name="WWNum5">
      <style:paragraph-properties fo:text-align="end" style:justify-single-word="false" style:writing-mode="rl-tb"/>
    </style:style>
    <style:style style:name="P14" style:family="paragraph" style:parent-style-name="Standard" style:list-style-name="WWNum5">
      <style:paragraph-properties fo:text-align="end" style:justify-single-word="false" style:writing-mode="rl-tb"/>
      <style:text-properties officeooo:paragraph-rsid="001cbbca"/>
    </style:style>
    <style:style style:name="P15" style:family="paragraph" style:parent-style-name="Standard">
      <style:paragraph-properties fo:text-align="end" style:justify-single-word="false" style:writing-mode="rl-tb"/>
      <style:text-properties officeooo:paragraph-rsid="00fb2bdf"/>
    </style:style>
    <style:style style:name="P16" style:family="paragraph" style:parent-style-name="Standard">
      <style:paragraph-properties fo:text-align="end" style:justify-single-word="false" style:writing-mode="rl-tb"/>
      <style:text-properties officeooo:paragraph-rsid="01235216"/>
    </style:style>
    <style:style style:name="P17" style:family="paragraph" style:parent-style-name="Standard" style:list-style-name="L11">
      <style:paragraph-properties fo:text-align="end" style:justify-single-word="false" style:writing-mode="rl-tb"/>
      <style:text-properties officeooo:paragraph-rsid="01235216"/>
    </style:style>
    <style:style style:name="P18" style:family="paragraph" style:parent-style-name="Standard">
      <style:paragraph-properties fo:text-align="end" style:justify-single-word="false" style:writing-mode="rl-tb"/>
      <style:text-properties officeooo:paragraph-rsid="014ce436"/>
    </style:style>
    <style:style style:name="P19" style:family="paragraph" style:parent-style-name="Standard">
      <style:paragraph-properties fo:text-align="center" style:justify-single-word="false" style:writing-mode="rl-tb"/>
    </style:style>
    <style:style style:name="P20" style:family="paragraph" style:parent-style-name="Standard">
      <style:paragraph-properties fo:text-align="center" style:justify-single-word="false" style:writing-mode="rl-tb"/>
      <style:text-properties style:use-window-font-color="true"/>
    </style:style>
    <style:style style:name="P21" style:family="paragraph" style:parent-style-name="Heading_20_1">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d97ba5"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fb2bdf"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14ce436"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center" style:justify-single-word="false"/>
      <style:text-properties officeooo:paragraph-rsid="00d97ba5"/>
    </style:style>
    <style:style style:name="P26" style:family="paragraph" style:parent-style-name="Table_20_Contents">
      <style:paragraph-properties fo:text-align="center" style:justify-single-word="false"/>
      <style:text-properties officeooo:paragraph-rsid="014ce436"/>
    </style:style>
    <style:style style:name="P27" style:family="paragraph" style:parent-style-name="Table_20_Contents">
      <style:paragraph-properties fo:text-align="center" style:justify-single-word="false"/>
      <style:text-properties officeooo:rsid="00fb2bdf" officeooo:paragraph-rsid="00fb2bdf"/>
    </style:style>
    <style:style style:name="P28" style:family="paragraph" style:parent-style-name="Table_20_Contents">
      <style:paragraph-properties fo:text-align="center" style:justify-single-word="false"/>
      <style:text-properties officeooo:rsid="01051d5e" officeooo:paragraph-rsid="01051d5e"/>
    </style:style>
    <style:style style:name="P29" style:family="paragraph" style:parent-style-name="Table_20_Contents">
      <style:paragraph-properties fo:text-align="center" style:justify-single-word="false"/>
      <style:text-properties officeooo:rsid="01076a76" officeooo:paragraph-rsid="01076a76"/>
    </style:style>
    <style:style style:name="P30" style:family="paragraph" style:parent-style-name="Table_20_Contents">
      <style:paragraph-properties fo:text-align="center" style:justify-single-word="false"/>
      <style:text-properties officeooo:rsid="0148b58e" officeooo:paragraph-rsid="0148b58e"/>
    </style:style>
    <style:style style:name="P31" style:family="paragraph" style:parent-style-name="Table_20_Contents">
      <style:paragraph-properties fo:text-align="center" style:justify-single-word="false"/>
      <style:text-properties officeooo:rsid="0148b58e" officeooo:paragraph-rsid="014ce436"/>
    </style:style>
    <style:style style:name="P32" style:family="paragraph" style:parent-style-name="Table_20_Contents">
      <style:paragraph-properties fo:text-align="center" style:justify-single-word="false"/>
      <style:text-properties officeooo:rsid="014961c9" officeooo:paragraph-rsid="014961c9"/>
    </style:style>
    <style:style style:name="P33" style:family="paragraph" style:parent-style-name="Table_20_Contents">
      <style:paragraph-properties fo:text-align="center" style:justify-single-word="false"/>
      <style:text-properties officeooo:rsid="014961c9" officeooo:paragraph-rsid="014ce436"/>
    </style:style>
    <style:style style:name="P34" style:family="paragraph" style:parent-style-name="Table_20_Contents">
      <style:paragraph-properties fo:text-align="center" style:justify-single-word="false"/>
      <style:text-properties officeooo:rsid="014cf263" officeooo:paragraph-rsid="014cf263"/>
    </style:style>
    <style:style style:name="P35" style:family="paragraph" style:parent-style-name="Table_20_Contents">
      <style:paragraph-properties fo:text-align="center" style:justify-single-word="false"/>
      <style:text-properties fo:font-weight="bold" officeooo:rsid="014cf263" officeooo:paragraph-rsid="014cf263" style:font-weight-asian="bold" style:font-weight-complex="bold"/>
    </style:style>
    <style:style style:name="P36"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bold" officeooo:rsid="01329ed8" officeooo:paragraph-rsid="01329ed8" style:font-size-asian="12pt" style:font-style-asian="normal" style:font-weight-asian="bold" style:font-size-complex="12pt" style:font-style-complex="normal" style:font-weight-complex="bold"/>
    </style:style>
    <style:style style:name="P37" style:family="paragraph" style:parent-style-name="Table_20_Contents">
      <style:paragraph-properties fo:text-align="center" style:justify-single-word="false" style:writing-mode="rl-tb"/>
      <style:text-properties fo:font-weight="normal" officeooo:rsid="012e8507" officeooo:paragraph-rsid="012e8507" style:font-weight-asian="normal" style:font-weight-complex="normal"/>
    </style:style>
    <style:style style:name="P38" style:family="paragraph" style:parent-style-name="Table_20_Contents">
      <style:paragraph-properties fo:text-align="center" style:justify-single-word="false" style:writing-mode="rl-tb"/>
      <style:text-properties fo:font-weight="normal" officeooo:rsid="01329ed8" officeooo:paragraph-rsid="01329ed8" style:font-weight-asian="normal" style:font-weight-complex="normal"/>
    </style:style>
    <style:style style:name="P39" style:family="paragraph" style:parent-style-name="Table_20_Contents">
      <style:paragraph-properties fo:text-align="center" style:justify-single-word="false" style:writing-mode="rl-tb"/>
      <style:text-properties fo:font-weight="normal" officeooo:rsid="0135b4f3" officeooo:paragraph-rsid="0135b4f3" style:font-weight-asian="normal" style:font-weight-complex="normal"/>
    </style:style>
    <style:style style:name="P40" style:family="paragraph" style:parent-style-name="Table_20_Contents">
      <style:paragraph-properties fo:text-align="center" style:justify-single-word="false" style:writing-mode="rl-tb"/>
      <style:text-properties fo:font-weight="normal" officeooo:rsid="0135f271" officeooo:paragraph-rsid="0135f271" style:font-weight-asian="normal" style:font-weight-complex="normal"/>
    </style:style>
    <style:style style:name="P41" style:family="paragraph" style:parent-style-name="Table_20_Contents">
      <style:paragraph-properties fo:text-align="center" style:justify-single-word="false" style:writing-mode="rl-tb"/>
      <style:text-properties fo:font-weight="normal" officeooo:rsid="0137ec84" officeooo:paragraph-rsid="0137ec84" style:font-weight-asian="normal" style:font-weight-complex="normal"/>
    </style:style>
    <style:style style:name="P42" style:family="paragraph" style:parent-style-name="Table_20_Contents">
      <style:paragraph-properties fo:text-align="center" style:justify-single-word="false" style:writing-mode="rl-tb"/>
      <style:text-properties fo:font-weight="normal" officeooo:rsid="01394590" officeooo:paragraph-rsid="01394590" style:font-weight-asian="normal" style:font-weight-complex="normal"/>
    </style:style>
    <style:style style:name="P43" style:family="paragraph" style:parent-style-name="Table_20_Contents">
      <style:paragraph-properties fo:text-align="center" style:justify-single-word="false" style:writing-mode="rl-tb"/>
      <style:text-properties fo:font-weight="normal" officeooo:rsid="0139f55e" officeooo:paragraph-rsid="0139f55e" style:font-weight-asian="normal" style:font-weight-complex="normal"/>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d97ba5"/>
    </style:style>
    <style:style style:name="P46" style:family="paragraph" style:parent-style-name="Heading_20_2">
      <style:paragraph-properties fo:margin-top="0.1665in" fo:margin-bottom="0.0835in" loext:contextual-spacing="false" fo:text-align="end" style:justify-single-word="false" fo:break-before="page" style:writing-mode="rl-tb"/>
      <style:text-properties officeooo:paragraph-rsid="01235216"/>
    </style:style>
    <style:style style:name="P47" style:family="paragraph" style:parent-style-name="Heading_20_2">
      <style:paragraph-properties fo:margin-top="0.1665in" fo:margin-bottom="0.0835in" loext:contextual-spacing="false" fo:text-align="end" style:justify-single-word="false" fo:break-before="page" style:writing-mode="rl-tb"/>
      <style:text-properties officeooo:paragraph-rsid="0123cf8b"/>
    </style:style>
    <style:style style:name="P48" style:family="paragraph" style:parent-style-name="Heading_20_2">
      <style:paragraph-properties fo:margin-top="0.1665in" fo:margin-bottom="0.0835in" loext:contextual-spacing="false" fo:text-align="end" style:justify-single-word="false" style:writing-mode="rl-tb"/>
      <style:text-properties fo:font-weight="normal" officeooo:rsid="01751e66" officeooo:paragraph-rsid="01751e66" style:font-weight-asian="normal" style:font-weight-complex="normal"/>
    </style:style>
    <style:style style:name="P49" style:family="paragraph" style:parent-style-name="Text_20_body">
      <style:paragraph-properties fo:text-align="end" style:justify-single-word="false" style:writing-mode="rl-tb"/>
      <style:text-properties fo:font-style="italic" style:font-style-asian="italic" style:font-style-complex="italic"/>
    </style:style>
    <style:style style:name="P50" style:family="paragraph" style:parent-style-name="Text_20_body">
      <style:paragraph-properties fo:text-align="end" style:justify-single-word="false" style:writing-mode="rl-tb"/>
      <style:text-properties fo:font-weight="normal" officeooo:rsid="0143b647" officeooo:paragraph-rsid="0143b647" style:font-weight-asian="normal" style:font-weight-complex="normal"/>
    </style:style>
    <style:style style:name="P51" style:family="paragraph" style:parent-style-name="Text_20_body" style:list-style-name="L15">
      <style:paragraph-properties fo:text-align="end" style:justify-single-word="false" style:writing-mode="rl-tb"/>
      <style:text-properties fo:font-weight="normal" officeooo:rsid="01459478" officeooo:paragraph-rsid="01459478" style:font-weight-asian="normal" style:font-weight-complex="normal"/>
    </style:style>
    <style:style style:name="P52" style:family="paragraph" style:parent-style-name="Text_20_body">
      <style:paragraph-properties fo:text-align="end" style:justify-single-word="false" style:writing-mode="rl-tb"/>
      <style:text-properties fo:font-weight="normal" officeooo:rsid="01459478" officeooo:paragraph-rsid="01459478" style:font-weight-asian="normal" style:font-weight-complex="normal"/>
    </style:style>
    <style:style style:name="P53" style:family="paragraph" style:parent-style-name="Text_20_body">
      <style:paragraph-properties fo:text-align="end" style:justify-single-word="false" style:writing-mode="rl-tb"/>
      <style:text-properties fo:font-weight="normal" officeooo:rsid="014707a8" officeooo:paragraph-rsid="014707a8" style:font-weight-asian="normal" style:font-weight-complex="normal"/>
    </style:style>
    <style:style style:name="P54" style:family="paragraph" style:parent-style-name="Text_20_body" style:list-style-name="L16">
      <style:paragraph-properties fo:text-align="end" style:justify-single-word="false" style:writing-mode="rl-tb"/>
      <style:text-properties fo:font-weight="normal" officeooo:rsid="014707a8" officeooo:paragraph-rsid="014707a8" style:font-weight-asian="normal" style:font-weight-complex="normal"/>
    </style:style>
    <style:style style:name="P55" style:family="paragraph" style:parent-style-name="Text_20_body" style:list-style-name="L17">
      <style:paragraph-properties fo:text-align="end" style:justify-single-word="false" style:writing-mode="rl-tb"/>
      <style:text-properties fo:font-weight="normal" officeooo:rsid="014b3237" officeooo:paragraph-rsid="014b3237" style:font-weight-asian="normal" style:font-weight-complex="normal"/>
    </style:style>
    <style:style style:name="P56" style:family="paragraph" style:parent-style-name="Text_20_body">
      <style:paragraph-properties fo:text-align="end" style:justify-single-word="false" style:writing-mode="rl-tb"/>
      <style:text-properties fo:font-weight="normal" officeooo:rsid="014cf263" officeooo:paragraph-rsid="014cf263" style:font-weight-asian="normal" style:font-weight-complex="normal"/>
    </style:style>
    <style:style style:name="P57" style:family="paragraph" style:parent-style-name="Text_20_body">
      <style:paragraph-properties fo:text-align="end" style:justify-single-word="false" style:writing-mode="rl-tb"/>
      <style:text-properties fo:font-weight="normal" officeooo:rsid="014d6f6a" officeooo:paragraph-rsid="014d6f6a" style:font-weight-asian="normal" style:font-weight-complex="normal"/>
    </style:style>
    <style:style style:name="P58" style:family="paragraph" style:parent-style-name="Text_20_body" style:list-style-name="WWNum2">
      <style:paragraph-properties fo:text-align="end" style:justify-single-word="false" style:writing-mode="rl-tb"/>
      <style:text-properties officeooo:paragraph-rsid="00295423"/>
    </style:style>
    <style:style style:name="P59" style:family="paragraph" style:parent-style-name="Text_20_body" style:list-style-name="WWNum2">
      <style:paragraph-properties fo:text-align="end" style:justify-single-word="false" style:writing-mode="rl-tb"/>
      <style:text-properties officeooo:paragraph-rsid="00a19f18"/>
    </style:style>
    <style:style style:name="P60" style:family="paragraph" style:parent-style-name="Text_20_body" style:list-style-name="WWNum2">
      <style:paragraph-properties fo:text-align="end" style:justify-single-word="false" style:writing-mode="rl-tb"/>
      <style:text-properties officeooo:paragraph-rsid="00e5cb72"/>
    </style:style>
    <style:style style:name="P61" style:family="paragraph" style:parent-style-name="Text_20_body">
      <style:paragraph-properties fo:text-align="end" style:justify-single-word="false" style:writing-mode="rl-tb"/>
      <style:text-properties officeooo:paragraph-rsid="00295423"/>
    </style:style>
    <style:style style:name="P62" style:family="paragraph" style:parent-style-name="Text_20_body">
      <style:paragraph-properties fo:text-align="end" style:justify-single-word="false" style:writing-mode="rl-tb"/>
      <style:text-properties officeooo:paragraph-rsid="00d97ba5"/>
    </style:style>
    <style:style style:name="P63" style:family="paragraph" style:parent-style-name="Text_20_body">
      <style:paragraph-properties fo:text-align="end" style:justify-single-word="false" style:writing-mode="rl-tb"/>
      <style:text-properties officeooo:paragraph-rsid="00eb92e6"/>
    </style:style>
    <style:style style:name="P64" style:family="paragraph" style:parent-style-name="Text_20_body">
      <style:paragraph-properties fo:text-align="end" style:justify-single-word="false" style:writing-mode="rl-tb"/>
      <style:text-properties officeooo:paragraph-rsid="014b3237"/>
    </style:style>
    <style:style style:name="P65" style:family="paragraph" style:parent-style-name="Text_20_body">
      <style:paragraph-properties fo:text-align="end" style:justify-single-word="false" style:writing-mode="rl-tb"/>
      <style:text-properties officeooo:paragraph-rsid="0172d42a"/>
    </style:style>
    <style:style style:name="P66" style:family="paragraph" style:parent-style-name="Text_20_body">
      <style:paragraph-properties fo:text-align="end" style:justify-single-word="false" style:writing-mode="rl-tb"/>
      <style:text-properties officeooo:rsid="0035ca50" officeooo:paragraph-rsid="003d5cee"/>
    </style:style>
    <style:style style:name="P67" style:family="paragraph" style:parent-style-name="Text_20_body">
      <style:paragraph-properties fo:text-align="end" style:justify-single-word="false" style:writing-mode="rl-tb"/>
      <style:text-properties style:font-name="Courier New1" fo:font-weight="normal" officeooo:rsid="0123cf8b" officeooo:paragraph-rsid="0123cf8b" style:font-weight-asian="normal" style:font-weight-complex="normal"/>
    </style:style>
    <style:style style:name="P68" style:family="paragraph" style:parent-style-name="Text_20_body">
      <style:paragraph-properties fo:text-align="end" style:justify-single-word="false" style:writing-mode="rl-tb"/>
      <style:text-properties fo:font-weight="bold" officeooo:rsid="0143b647" officeooo:paragraph-rsid="0143b647" style:font-weight-asian="bold" style:font-weight-complex="bold"/>
    </style:style>
    <style:style style:name="P69" style:family="paragraph" style:parent-style-name="Text_20_body">
      <style:paragraph-properties fo:text-align="end" style:justify-single-word="false" style:writing-mode="rl-tb"/>
      <style:text-properties officeooo:rsid="00de0186" officeooo:paragraph-rsid="00de0186"/>
    </style:style>
    <style:style style:name="P70" style:family="paragraph" style:parent-style-name="Text_20_body">
      <style:paragraph-properties fo:text-align="end" style:justify-single-word="false" style:writing-mode="rl-tb"/>
      <style:text-properties officeooo:rsid="00e5a617" officeooo:paragraph-rsid="00e5a617"/>
    </style:style>
    <style:style style:name="P71" style:family="paragraph" style:parent-style-name="Text_20_body">
      <style:paragraph-properties fo:text-align="end" style:justify-single-word="false" style:writing-mode="rl-tb"/>
      <style:text-properties officeooo:rsid="00e94e54" officeooo:paragraph-rsid="00e94e54"/>
    </style:style>
    <style:style style:name="P72" style:family="paragraph" style:parent-style-name="Text_20_body">
      <style:paragraph-properties fo:text-align="end" style:justify-single-word="false" style:writing-mode="rl-tb"/>
      <style:text-properties officeooo:rsid="00a1ffd9" officeooo:paragraph-rsid="00f83455"/>
    </style:style>
    <style:style style:name="P73" style:family="paragraph" style:parent-style-name="Text_20_body">
      <style:paragraph-properties fo:text-align="end" style:justify-single-word="false" style:writing-mode="rl-tb"/>
      <style:text-properties officeooo:rsid="00a1ffd9" officeooo:paragraph-rsid="00f5c3da"/>
    </style:style>
    <style:style style:name="P74" style:family="paragraph" style:parent-style-name="Text_20_body">
      <style:paragraph-properties fo:text-align="end" style:justify-single-word="false" style:writing-mode="rl-tb"/>
      <style:text-properties officeooo:rsid="00a19f18" officeooo:paragraph-rsid="00a19f18"/>
    </style:style>
    <style:style style:name="P75" style:family="paragraph" style:parent-style-name="Text_20_body">
      <style:paragraph-properties fo:text-align="end" style:justify-single-word="false" style:writing-mode="rl-tb"/>
      <style:text-properties officeooo:rsid="00f3f651" officeooo:paragraph-rsid="00f3f651"/>
    </style:style>
    <style:style style:name="P76" style:family="paragraph" style:parent-style-name="Text_20_body">
      <style:paragraph-properties fo:text-align="end" style:justify-single-word="false" style:writing-mode="rl-tb"/>
      <style:text-properties officeooo:rsid="00a1a5da" officeooo:paragraph-rsid="00a1a5da"/>
    </style:style>
    <style:style style:name="P77" style:family="paragraph" style:parent-style-name="Text_20_body">
      <style:paragraph-properties fo:text-align="end" style:justify-single-word="false" style:writing-mode="rl-tb"/>
      <style:text-properties officeooo:rsid="00a1a5da" officeooo:paragraph-rsid="00f5510a"/>
    </style:style>
    <style:style style:name="P78" style:family="paragraph" style:parent-style-name="Text_20_body">
      <style:paragraph-properties fo:text-align="end" style:justify-single-word="false" style:writing-mode="rl-tb"/>
      <style:text-properties officeooo:rsid="00fa0783" officeooo:paragraph-rsid="00fa0783"/>
    </style:style>
    <style:style style:name="P79" style:family="paragraph" style:parent-style-name="Text_20_body">
      <style:paragraph-properties fo:text-align="end" style:justify-single-word="false" style:writing-mode="rl-tb"/>
      <style:text-properties officeooo:rsid="0110c3da" officeooo:paragraph-rsid="0110c3da"/>
    </style:style>
    <style:style style:name="P80" style:family="paragraph" style:parent-style-name="Text_20_body">
      <style:paragraph-properties fo:text-align="end" style:justify-single-word="false" style:writing-mode="rl-tb"/>
      <style:text-properties officeooo:rsid="01162d94" officeooo:paragraph-rsid="01162d94"/>
    </style:style>
    <style:style style:name="P81" style:family="paragraph" style:parent-style-name="Text_20_body">
      <style:paragraph-properties fo:text-align="end" style:justify-single-word="false" style:writing-mode="rl-tb"/>
      <style:text-properties officeooo:rsid="011641bf" officeooo:paragraph-rsid="0172d42a"/>
    </style:style>
    <style:style style:name="P82" style:family="paragraph" style:parent-style-name="Text_20_body">
      <style:paragraph-properties fo:text-align="end" style:justify-single-word="false" style:writing-mode="rl-tb"/>
      <style:text-properties officeooo:rsid="011641bf" officeooo:paragraph-rsid="0197bf39"/>
    </style:style>
    <style:style style:name="P83" style:family="paragraph" style:parent-style-name="Text_20_body">
      <style:paragraph-properties fo:text-align="end" style:justify-single-word="false" style:writing-mode="rl-tb"/>
      <style:text-properties officeooo:rsid="011b58d4" officeooo:paragraph-rsid="011b58d4"/>
    </style:style>
    <style:style style:name="P84" style:family="paragraph" style:parent-style-name="Text_20_body">
      <style:paragraph-properties fo:text-align="end" style:justify-single-word="false" style:writing-mode="rl-tb"/>
      <style:text-properties officeooo:rsid="0123cf8b" officeooo:paragraph-rsid="0123cf8b"/>
    </style:style>
    <style:style style:name="P85" style:family="paragraph" style:parent-style-name="Text_20_body">
      <style:paragraph-properties fo:text-align="end" style:justify-single-word="false" style:writing-mode="rl-tb"/>
      <style:text-properties officeooo:rsid="014cf263" officeooo:paragraph-rsid="014cf263"/>
    </style:style>
    <style:style style:name="P86" style:family="paragraph" style:parent-style-name="Text_20_body">
      <style:paragraph-properties fo:text-align="end" style:justify-single-word="false" style:writing-mode="rl-tb"/>
      <style:text-properties officeooo:rsid="017236b2" officeooo:paragraph-rsid="0199031d"/>
    </style:style>
    <style:style style:name="P87" style:family="paragraph" style:parent-style-name="Text_20_body">
      <style:paragraph-properties fo:text-align="end" style:justify-single-word="false" style:writing-mode="rl-tb"/>
      <style:text-properties officeooo:rsid="0173b185" officeooo:paragraph-rsid="0173b185"/>
    </style:style>
    <style:style style:name="P88" style:family="paragraph" style:parent-style-name="Text_20_body">
      <style:paragraph-properties fo:text-align="end" style:justify-single-word="false" style:writing-mode="rl-tb"/>
      <style:text-properties officeooo:rsid="01751e66" officeooo:paragraph-rsid="01751e66"/>
    </style:style>
    <style:style style:name="P89" style:family="paragraph" style:parent-style-name="Text_20_body" style:list-style-name="L21">
      <style:paragraph-properties fo:text-align="end" style:justify-single-word="false" style:writing-mode="rl-tb"/>
      <style:text-properties officeooo:rsid="0199031d" officeooo:paragraph-rsid="0199031d"/>
    </style:style>
    <style:style style:name="P90" style:family="paragraph" style:parent-style-name="Text_20_body">
      <style:paragraph-properties fo:margin-top="0in" fo:margin-bottom="0.0181in" loext:contextual-spacing="false" fo:text-align="end" style:justify-single-word="false" style:writing-mode="rl-tb"/>
      <style:text-properties officeooo:paragraph-rsid="01235216"/>
    </style:style>
    <style:style style:name="P91" style:family="paragraph" style:parent-style-name="Text_20_body">
      <style:paragraph-properties fo:margin-top="0in" fo:margin-bottom="0.0181in" loext:contextual-spacing="false" fo:text-align="end" style:justify-single-word="false" style:writing-mode="rl-tb"/>
      <style:text-properties officeooo:paragraph-rsid="013b19e5"/>
    </style:style>
    <style:style style:name="P92" style:family="paragraph" style:parent-style-name="Text_20_body">
      <style:paragraph-properties fo:margin-top="0in" fo:margin-bottom="0.0181in" loext:contextual-spacing="false" fo:text-align="end" style:justify-single-word="false" style:writing-mode="rl-tb"/>
      <style:text-properties officeooo:paragraph-rsid="017f0119"/>
    </style:style>
    <style:style style:name="P93"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0955b52"/>
    </style:style>
    <style:style style:name="P94"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10c79f1"/>
    </style:style>
    <style:style style:name="P95" style:family="paragraph" style:parent-style-name="Text_20_body">
      <style:paragraph-properties fo:margin-top="0in" fo:margin-bottom="0.0181in" loext:contextual-spacing="false" fo:text-align="end" style:justify-single-word="false" style:writing-mode="rl-tb"/>
      <style:text-properties style:text-position="0% 100%" officeooo:rsid="00fa5dce" officeooo:paragraph-rsid="00fb2bdf"/>
    </style:style>
    <style:style style:name="P96"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0fb2bdf"/>
    </style:style>
    <style:style style:name="P97"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478c1"/>
    </style:style>
    <style:style style:name="P98"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810bf"/>
    </style:style>
    <style:style style:name="P99"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c79f1"/>
    </style:style>
    <style:style style:name="P100"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4e2e2"/>
    </style:style>
    <style:style style:name="P101"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c79f1"/>
    </style:style>
    <style:style style:name="P102"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edb92"/>
    </style:style>
    <style:style style:name="P103"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478c1"/>
    </style:style>
    <style:style style:name="P104"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c79f1"/>
    </style:style>
    <style:style style:name="P105" style:family="paragraph" style:parent-style-name="Text_20_body" style:list-style-name="L10">
      <style:paragraph-properties fo:margin-top="0in" fo:margin-bottom="0.0181in" loext:contextual-spacing="false" fo:text-align="end" style:justify-single-word="false" style:writing-mode="rl-tb"/>
      <style:text-properties style:text-position="0% 100%" officeooo:rsid="0104e2e2" officeooo:paragraph-rsid="0104e2e2"/>
    </style:style>
    <style:style style:name="P106" style:family="paragraph" style:parent-style-name="Text_20_body" style:list-style-name="L10">
      <style:paragraph-properties fo:margin-top="0in" fo:margin-bottom="0.0181in" loext:contextual-spacing="false" fo:text-align="end" style:justify-single-word="false" style:writing-mode="rl-tb"/>
      <style:text-properties style:text-position="0% 100%" officeooo:rsid="0104e2e2" officeooo:paragraph-rsid="010c79f1"/>
    </style:style>
    <style:style style:name="P107" style:family="paragraph" style:parent-style-name="Text_20_body">
      <style:paragraph-properties fo:margin-top="0in" fo:margin-bottom="0.0181in" loext:contextual-spacing="false" fo:text-align="end" style:justify-single-word="false" style:writing-mode="rl-tb"/>
      <style:text-properties style:text-position="0% 100%" officeooo:rsid="011803c8" officeooo:paragraph-rsid="011803c8"/>
    </style:style>
    <style:style style:name="P108" style:family="paragraph" style:parent-style-name="Text_20_body">
      <style:paragraph-properties fo:margin-top="0in" fo:margin-bottom="0.0181in" loext:contextual-spacing="false" fo:text-align="end" style:justify-single-word="false" style:writing-mode="rl-tb"/>
      <style:text-properties style:text-position="0% 100%" officeooo:rsid="015420c5" officeooo:paragraph-rsid="015420c5"/>
    </style:style>
    <style:style style:name="P109" style:family="paragraph" style:parent-style-name="Text_20_body">
      <style:paragraph-properties fo:margin-top="0in" fo:margin-bottom="0.0181in" loext:contextual-spacing="false" fo:text-align="end" style:justify-single-word="false" style:writing-mode="rl-tb"/>
      <style:text-properties style:text-position="0% 100%" fo:font-weight="bold" officeooo:rsid="015420c5" officeooo:paragraph-rsid="015420c5" style:font-weight-asian="bold" style:font-weight-complex="bold"/>
    </style:style>
    <style:style style:name="P110"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420c5" officeooo:paragraph-rsid="015420c5" style:font-weight-asian="normal" style:font-weight-complex="normal"/>
    </style:style>
    <style:style style:name="P111"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53e53" officeooo:paragraph-rsid="01553e53" style:font-weight-asian="normal" style:font-weight-complex="normal"/>
    </style:style>
    <style:style style:name="P112"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7960f" officeooo:paragraph-rsid="0157960f" style:font-weight-asian="normal" style:font-weight-complex="normal"/>
    </style:style>
    <style:style style:name="P113"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82b64" officeooo:paragraph-rsid="01582b64" style:font-weight-asian="normal" style:font-weight-complex="normal"/>
    </style:style>
    <style:style style:name="P114" style:family="paragraph" style:parent-style-name="Text_20_body">
      <style:paragraph-properties fo:margin-top="0in" fo:margin-bottom="0.0181in" loext:contextual-spacing="false" fo:text-align="end" style:justify-single-word="false" style:writing-mode="rl-tb"/>
      <style:text-properties style:text-position="0% 100%" style:font-name="Courier New1" fo:font-weight="normal" officeooo:rsid="01582b64" officeooo:paragraph-rsid="015d4947" style:font-weight-asian="normal" style:font-weight-complex="normal"/>
    </style:style>
    <style:style style:name="P115" style:family="paragraph" style:parent-style-name="Text_20_body">
      <style:paragraph-properties fo:margin-top="0in" fo:margin-bottom="0.0181in" loext:contextual-spacing="false" fo:text-align="end" style:justify-single-word="false" style:writing-mode="rl-tb"/>
      <style:text-properties style:text-position="0% 100%" officeooo:rsid="016b66e7" officeooo:paragraph-rsid="016b66e7"/>
    </style:style>
    <style:style style:name="P116" style:family="paragraph" style:parent-style-name="Text_20_body">
      <style:paragraph-properties fo:margin-top="0in" fo:margin-bottom="0.0181in" loext:contextual-spacing="false" fo:text-align="end" style:justify-single-word="false" style:writing-mode="rl-tb"/>
      <style:text-properties officeooo:rsid="00fa5dce" officeooo:paragraph-rsid="00fa5dce"/>
    </style:style>
    <style:style style:name="P117" style:family="paragraph" style:parent-style-name="Text_20_body">
      <style:paragraph-properties fo:margin-top="0in" fo:margin-bottom="0.0181in" loext:contextual-spacing="false" fo:text-align="end" style:justify-single-word="false" style:writing-mode="rl-tb"/>
      <style:text-properties officeooo:rsid="00fb52ef" officeooo:paragraph-rsid="00fb52ef"/>
    </style:style>
    <style:style style:name="P118" style:family="paragraph" style:parent-style-name="Text_20_body">
      <style:paragraph-properties fo:margin-top="0in" fo:margin-bottom="0.0181in" loext:contextual-spacing="false" fo:text-align="end" style:justify-single-word="false" style:writing-mode="rl-tb"/>
      <style:text-properties officeooo:rsid="017691b0" officeooo:paragraph-rsid="0190ae12"/>
    </style:style>
    <style:style style:name="P11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3a89d"/>
    </style:style>
    <style:style style:name="P12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c79f1"/>
    </style:style>
    <style:style style:name="P12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478c1"/>
    </style:style>
    <style:style style:name="P12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c79f1"/>
    </style:style>
    <style:style style:name="P12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82b64" style:font-weight-asian="normal" style:font-weight-complex="normal"/>
    </style:style>
    <style:style style:name="P12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b2494" style:font-weight-asian="normal" style:font-weight-complex="normal"/>
    </style:style>
    <style:style style:name="P12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e2aa5" style:font-weight-asian="normal" style:font-weight-complex="normal"/>
    </style:style>
    <style:style style:name="P12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1cd7e" style:font-weight-asian="normal" style:font-weight-complex="normal"/>
    </style:style>
    <style:style style:name="P12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33938" style:font-weight-asian="normal" style:font-weight-complex="normal"/>
    </style:style>
    <style:style style:name="P128"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44ddb" style:font-weight-asian="normal" style:font-weight-complex="normal"/>
    </style:style>
    <style:style style:name="P12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630bc" style:font-weight-asian="normal" style:font-weight-complex="normal"/>
    </style:style>
    <style:style style:name="P13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a0020" style:font-weight-asian="normal" style:font-weight-complex="normal"/>
    </style:style>
    <style:style style:name="P13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e2aa5" officeooo:paragraph-rsid="0161cd7e" style:font-weight-asian="normal" style:font-weight-complex="normal"/>
    </style:style>
    <style:style style:name="P13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a0020" style:font-weight-asian="bold" style:font-weight-complex="bold"/>
    </style:style>
    <style:style style:name="P13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33938" style:font-weight-asian="bold" style:font-weight-complex="bold"/>
    </style:style>
    <style:style style:name="P134" style:family="paragraph" style:parent-style-name="Text_20_body">
      <style:paragraph-properties fo:margin-top="0in" fo:margin-bottom="0.0181in" loext:contextual-spacing="false" fo:text-align="start" style:justify-single-word="false" style:writing-mode="lr-tb"/>
      <style:text-properties style:text-position="0% 100%" fo:font-weight="normal" officeooo:rsid="01553e53" officeooo:paragraph-rsid="01553e53" style:font-weight-asian="normal" style:font-weight-complex="normal"/>
    </style:style>
    <style:style style:name="P135" style:family="paragraph" style:parent-style-name="Text_20_body">
      <style:paragraph-properties fo:margin-top="0in" fo:margin-bottom="0.0181in" loext:contextual-spacing="false" fo:text-align="start" style:justify-single-word="false" style:writing-mode="lr-tb"/>
      <style:text-properties style:text-position="0% 100%" fo:font-weight="normal" officeooo:rsid="0157960f" officeooo:paragraph-rsid="0157960f" style:font-weight-asian="normal" style:font-weight-complex="normal"/>
    </style:style>
    <style:style style:name="P136" style:family="paragraph" style:parent-style-name="Text_20_body">
      <style:paragraph-properties fo:text-align="start" style:justify-single-word="false" style:writing-mode="lr-tb"/>
      <style:text-properties style:font-name="Courier New1" fo:font-weight="normal" officeooo:rsid="014d6f6a" officeooo:paragraph-rsid="014d6f6a" style:font-weight-asian="normal" style:font-weight-complex="normal"/>
    </style:style>
    <style:style style:name="P137" style:family="paragraph" style:parent-style-name="Text_20_body" style:list-style-name="WWNum1">
      <style:paragraph-properties fo:margin-top="0in" fo:margin-bottom="0in" loext:contextual-spacing="false" fo:text-align="end" style:justify-single-word="false" style:writing-mode="rl-tb"/>
      <style:text-properties officeooo:paragraph-rsid="00d97ba5"/>
    </style:style>
    <style:style style:name="P138" style:family="paragraph" style:parent-style-name="Text_20_body">
      <style:paragraph-properties fo:margin-top="0in" fo:margin-bottom="0in" loext:contextual-spacing="false" fo:text-align="end" style:justify-single-word="false" style:writing-mode="rl-tb"/>
      <style:text-properties officeooo:paragraph-rsid="00d97ba5"/>
    </style:style>
    <style:style style:name="P139" style:family="paragraph" style:parent-style-name="Text_20_body">
      <style:paragraph-properties fo:margin-top="0in" fo:margin-bottom="0in" loext:contextual-spacing="false" fo:text-align="end" style:justify-single-word="false" style:writing-mode="rl-tb"/>
      <style:text-properties officeooo:paragraph-rsid="01235216"/>
    </style:style>
    <style:style style:name="P140" style:family="paragraph" style:parent-style-name="Text_20_body">
      <style:paragraph-properties fo:margin-top="0in" fo:margin-bottom="0in" loext:contextual-spacing="false" fo:text-align="end" style:justify-single-word="false" style:writing-mode="rl-tb"/>
      <style:text-properties officeooo:paragraph-rsid="01a1e6fe"/>
    </style:style>
    <style:style style:name="P141" style:family="paragraph" style:parent-style-name="Text_20_body" style:list-style-name="L9">
      <style:paragraph-properties fo:margin-top="0in" fo:margin-bottom="0in" loext:contextual-spacing="false" fo:text-align="end" style:justify-single-word="false" style:writing-mode="rl-tb"/>
      <style:text-properties officeooo:rsid="00e2a113" officeooo:paragraph-rsid="00e2a113"/>
    </style:style>
    <style:style style:name="P142" style:family="paragraph" style:parent-style-name="Text_20_body" style:list-style-name="L9">
      <style:paragraph-properties fo:margin-top="0in" fo:margin-bottom="0in" loext:contextual-spacing="false" fo:text-align="end" style:justify-single-word="false" style:writing-mode="rl-tb"/>
      <style:text-properties officeooo:rsid="00efcf0a" officeooo:paragraph-rsid="00efcf0a"/>
    </style:style>
    <style:style style:name="P143" style:family="paragraph" style:parent-style-name="Text_20_body" style:list-style-name="L19">
      <style:paragraph-properties fo:margin-top="0in" fo:margin-bottom="0in" loext:contextual-spacing="false" fo:text-align="end" style:justify-single-word="false" style:writing-mode="rl-tb"/>
      <style:text-properties officeooo:rsid="017894d6" officeooo:paragraph-rsid="017894d6"/>
    </style:style>
    <style:style style:name="P144" style:family="paragraph" style:parent-style-name="Text_20_body" style:list-style-name="L19">
      <style:paragraph-properties fo:margin-top="0in" fo:margin-bottom="0in" loext:contextual-spacing="false" fo:text-align="end" style:justify-single-word="false" style:writing-mode="rl-tb"/>
      <style:text-properties officeooo:rsid="017b87e6" officeooo:paragraph-rsid="017b87e6"/>
    </style:style>
    <style:style style:name="P145" style:family="paragraph" style:parent-style-name="Text_20_body" style:list-style-name="L19">
      <style:paragraph-properties fo:margin-top="0in" fo:margin-bottom="0in" loext:contextual-spacing="false" fo:text-align="end" style:justify-single-word="false" style:writing-mode="rl-tb"/>
      <style:text-properties officeooo:rsid="0183281d" officeooo:paragraph-rsid="0183281d"/>
    </style:style>
    <style:style style:name="P146" style:family="paragraph" style:parent-style-name="Text_20_body" style:list-style-name="L19">
      <style:paragraph-properties fo:margin-top="0in" fo:margin-bottom="0in" loext:contextual-spacing="false" fo:text-align="end" style:justify-single-word="false" style:writing-mode="rl-tb"/>
      <style:text-properties officeooo:rsid="0184d25e" officeooo:paragraph-rsid="01864a19"/>
    </style:style>
    <style:style style:name="P147" style:family="paragraph" style:parent-style-name="Text_20_body" style:list-style-name="L19">
      <style:paragraph-properties fo:margin-top="0in" fo:margin-bottom="0in" loext:contextual-spacing="false" fo:text-align="end" style:justify-single-word="false" style:writing-mode="rl-tb"/>
      <style:text-properties officeooo:rsid="0186ff3f" officeooo:paragraph-rsid="0186ff3f"/>
    </style:style>
    <style:style style:name="P148" style:family="paragraph" style:parent-style-name="Text_20_body" style:list-style-name="L19">
      <style:paragraph-properties fo:margin-top="0in" fo:margin-bottom="0in" loext:contextual-spacing="false" fo:text-align="end" style:justify-single-word="false" style:writing-mode="rl-tb"/>
      <style:text-properties officeooo:rsid="0188e55e" officeooo:paragraph-rsid="0188e55e"/>
    </style:style>
    <style:style style:name="P149" style:family="paragraph" style:parent-style-name="Text_20_body" style:list-style-name="L19">
      <style:paragraph-properties fo:margin-top="0in" fo:margin-bottom="0in" loext:contextual-spacing="false" fo:text-align="end" style:justify-single-word="false" style:writing-mode="rl-tb"/>
      <style:text-properties officeooo:rsid="018ac884" officeooo:paragraph-rsid="018ac884"/>
    </style:style>
    <style:style style:name="P150" style:family="paragraph" style:parent-style-name="Text_20_body">
      <style:paragraph-properties fo:margin-top="0in" fo:margin-bottom="0in" loext:contextual-spacing="false" fo:text-align="end" style:justify-single-word="false" style:writing-mode="rl-tb"/>
      <style:text-properties officeooo:rsid="018ac884" officeooo:paragraph-rsid="018ac884"/>
    </style:style>
    <style:style style:name="P151" style:family="paragraph" style:parent-style-name="Text_20_body">
      <style:paragraph-properties fo:margin-top="0in" fo:margin-bottom="0in" loext:contextual-spacing="false" fo:text-align="end" style:justify-single-word="false" style:writing-mode="rl-tb"/>
      <style:text-properties fo:font-weight="bold" officeooo:rsid="018ac884" officeooo:paragraph-rsid="018ac884" style:font-weight-asian="bold" style:font-weight-complex="bold"/>
    </style:style>
    <style:style style:name="P152" style:family="paragraph" style:parent-style-name="Text_20_body">
      <style:paragraph-properties fo:margin-top="0in" fo:margin-bottom="0in" loext:contextual-spacing="false" fo:text-align="end" style:justify-single-word="false" style:writing-mode="rl-tb"/>
      <style:text-properties officeooo:rsid="018cbc9f" officeooo:paragraph-rsid="018cbc9f"/>
    </style:style>
    <style:style style:name="P153" style:family="paragraph" style:parent-style-name="Text_20_body">
      <style:paragraph-properties fo:margin-top="0in" fo:margin-bottom="0in" loext:contextual-spacing="false" fo:text-align="end" style:justify-single-word="false" style:writing-mode="rl-tb"/>
      <style:text-properties officeooo:rsid="01907fa7" officeooo:paragraph-rsid="01907fa7"/>
    </style:style>
    <style:style style:name="P154" style:family="paragraph" style:parent-style-name="Text_20_body">
      <style:paragraph-properties fo:margin-top="0in" fo:margin-bottom="0in" loext:contextual-spacing="false" fo:text-align="end" style:justify-single-word="false" style:writing-mode="rl-tb"/>
      <style:text-properties officeooo:rsid="01917fb3" officeooo:paragraph-rsid="01917fb3"/>
    </style:style>
    <style:style style:name="P155" style:family="paragraph" style:parent-style-name="Text_20_body">
      <style:paragraph-properties fo:margin-top="0in" fo:margin-bottom="0in" loext:contextual-spacing="false" fo:text-align="end" style:justify-single-word="false" style:writing-mode="rl-tb"/>
      <style:text-properties officeooo:rsid="01944a8c" officeooo:paragraph-rsid="01944a8c"/>
    </style:style>
    <style:style style:name="P156" style:family="paragraph" style:parent-style-name="Text_20_body" style:list-style-name="L20">
      <style:paragraph-properties fo:margin-top="0in" fo:margin-bottom="0in" loext:contextual-spacing="false" fo:text-align="end" style:justify-single-word="false" style:writing-mode="rl-tb"/>
      <style:text-properties officeooo:rsid="01944a8c" officeooo:paragraph-rsid="01944a8c"/>
    </style:style>
    <style:style style:name="P157" style:family="paragraph" style:parent-style-name="Text_20_body" style:list-style-name="L14">
      <style:paragraph-properties fo:margin-top="0in" fo:margin-bottom="0.0575in" loext:contextual-spacing="false" fo:text-align="end" style:justify-single-word="false" style:writing-mode="rl-tb"/>
      <style:text-properties officeooo:rsid="0127ad40" officeooo:paragraph-rsid="01333660"/>
    </style:style>
    <style:style style:name="P158" style:family="paragraph" style:parent-style-name="Text_20_body">
      <style:paragraph-properties fo:margin-top="0in" fo:margin-bottom="0.0575in" loext:contextual-spacing="false" fo:text-align="end" style:justify-single-word="false" style:writing-mode="rl-tb"/>
      <style:text-properties officeooo:paragraph-rsid="0127ad40"/>
    </style:style>
    <style:style style:name="P159" style:family="paragraph" style:parent-style-name="Text_20_body">
      <style:paragraph-properties fo:margin-top="0.0791in" fo:margin-bottom="0.1764in" loext:contextual-spacing="false" fo:text-align="end" style:justify-single-word="false" style:writing-mode="rl-tb"/>
      <style:text-properties officeooo:paragraph-rsid="0127ad40"/>
    </style:style>
    <style:style style:name="P160" style:family="paragraph" style:parent-style-name="Text_20_body">
      <style:paragraph-properties fo:margin-top="0.0791in" fo:margin-bottom="0.1764in" loext:contextual-spacing="false" fo:text-align="end" style:justify-single-word="false" style:writing-mode="rl-tb"/>
      <style:text-properties officeooo:rsid="012ae7cb" officeooo:paragraph-rsid="012ae7cb"/>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0d06976" style:font-weight-asian="normal" style:font-weight-complex="normal"/>
    </style:style>
    <style:style style:name="T6" style:family="text">
      <style:text-properties fo:font-weight="normal" officeooo:rsid="00d7c840" style:font-weight-asian="normal" style:font-weight-complex="normal"/>
    </style:style>
    <style:style style:name="T7" style:family="text">
      <style:text-properties fo:font-weight="normal" officeooo:rsid="00def2c5" style:font-weight-asian="normal" style:font-weight-complex="normal"/>
    </style:style>
    <style:style style:name="T8" style:family="text">
      <style:text-properties fo:font-weight="normal" officeooo:rsid="003460d0" style:font-weight-asian="normal" style:font-weight-complex="normal"/>
    </style:style>
    <style:style style:name="T9" style:family="text">
      <style:text-properties fo:font-weight="normal" officeooo:rsid="00e5cb72" style:font-weight-asian="normal" style:font-weight-complex="normal"/>
    </style:style>
    <style:style style:name="T10" style:family="text">
      <style:text-properties fo:font-weight="normal" officeooo:rsid="014d6f6a" style:font-weight-asian="normal" style:font-weight-complex="normal"/>
    </style:style>
    <style:style style:name="T11" style:family="text">
      <style:text-properties fo:font-weight="normal" officeooo:rsid="01494e39" style:font-weight-asian="normal" style:font-weight-complex="normal"/>
    </style:style>
    <style:style style:name="T12" style:family="text">
      <style:text-properties fo:font-weight="normal" officeooo:rsid="014707a8" style:font-weight-asian="normal" style:font-weight-complex="normal"/>
    </style:style>
    <style:style style:name="T13" style:family="text">
      <style:text-properties fo:font-weight="normal" officeooo:rsid="015b2494" style:font-weight-asian="normal" style:font-weight-complex="normal"/>
    </style:style>
    <style:style style:name="T14" style:family="text">
      <style:text-properties fo:font-weight="normal" officeooo:rsid="0177ffa3" style:font-weight-asian="normal" style:font-weight-complex="normal"/>
    </style:style>
    <style:style style:name="T15" style:family="text">
      <style:text-properties fo:font-weight="normal" officeooo:rsid="017894d6" style:font-weight-asian="normal" style:font-weight-complex="normal"/>
    </style:style>
    <style:style style:name="T16" style:family="text">
      <style:text-properties fo:font-weight="normal" officeooo:rsid="017b87e6" style:font-weight-asian="normal" style:font-weight-complex="normal"/>
    </style:style>
    <style:style style:name="T17" style:family="text">
      <style:text-properties fo:font-weight="normal" officeooo:rsid="0183281d" style:font-weight-asian="normal" style:font-weight-complex="normal"/>
    </style:style>
    <style:style style:name="T18" style:family="text">
      <style:text-properties fo:font-weight="normal" officeooo:rsid="018ac884" style:font-weight-asian="normal" style:font-weight-complex="normal"/>
    </style:style>
    <style:style style:name="T19" style:family="text">
      <style:text-properties fo:font-weight="normal" officeooo:rsid="01917fb3"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1191ea4" style:font-style-asian="italic" style:font-style-complex="italic"/>
    </style:style>
    <style:style style:name="T22" style:family="text">
      <style:text-properties fo:font-style="italic" officeooo:rsid="0100a9cb" style:font-style-asian="italic" style:font-style-complex="italic"/>
    </style:style>
    <style:style style:name="T23" style:family="text">
      <style:text-properties fo:font-style="italic" officeooo:rsid="0173b185" style:font-style-asian="italic" style:font-style-complex="italic"/>
    </style:style>
    <style:style style:name="T24" style:family="text">
      <style:text-properties fo:font-style="italic" officeooo:rsid="018f84f3" style:font-style-asian="italic" style:font-style-complex="italic"/>
    </style:style>
    <style:style style:name="T25" style:family="text">
      <style:text-properties fo:font-style="italic" fo:font-weight="normal" officeooo:rsid="00e3e5fd" style:font-style-asian="italic" style:font-weight-asian="normal" style:font-style-complex="italic" style:font-weight-complex="normal"/>
    </style:style>
    <style:style style:name="T26" style:family="text">
      <style:text-properties fo:font-style="italic" fo:font-weight="normal" officeooo:rsid="011b58d4"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239185" style:font-weight-asian="bold" style:font-weight-complex="bold"/>
    </style:style>
    <style:style style:name="T29" style:family="text">
      <style:text-properties fo:font-weight="bold" officeooo:rsid="005cabde" style:font-weight-asian="bold" style:font-weight-complex="bold"/>
    </style:style>
    <style:style style:name="T30" style:family="text">
      <style:text-properties fo:font-weight="bold" officeooo:rsid="00a19f18" style:font-weight-asian="bold" style:font-weight-complex="bold"/>
    </style:style>
    <style:style style:name="T31" style:family="text">
      <style:text-properties fo:font-weight="bold" officeooo:rsid="00d32daa" style:font-weight-asian="bold" style:font-weight-complex="bold"/>
    </style:style>
    <style:style style:name="T32" style:family="text">
      <style:text-properties fo:font-weight="bold" officeooo:rsid="010215f9" style:font-weight-asian="bold" style:font-weight-complex="bold"/>
    </style:style>
    <style:style style:name="T33" style:family="text">
      <style:text-properties fo:font-weight="bold" officeooo:rsid="012bfc4d" style:font-weight-asian="bold" style:font-weight-complex="bold"/>
    </style:style>
    <style:style style:name="T34" style:family="text">
      <style:text-properties fo:font-weight="bold" officeooo:rsid="0128b95f" style:font-weight-asian="bold" style:font-weight-complex="bold"/>
    </style:style>
    <style:style style:name="T35" style:family="text">
      <style:text-properties fo:font-weight="bold" officeooo:rsid="01333660" style:font-weight-asian="bold" style:font-weight-complex="bold"/>
    </style:style>
    <style:style style:name="T36" style:family="text">
      <style:text-properties fo:font-weight="bold" officeooo:rsid="014961c9" style:font-weight-asian="bold" style:font-weight-complex="bold"/>
    </style:style>
    <style:style style:name="T37" style:family="text">
      <style:text-properties fo:font-weight="bold" officeooo:rsid="014cb887" style:font-weight-asian="bold" style:font-weight-complex="bold"/>
    </style:style>
    <style:style style:name="T38" style:family="text">
      <style:text-properties fo:font-weight="bold" officeooo:rsid="0183281d" style:font-weight-asian="bold" style:font-weight-complex="bold"/>
    </style:style>
    <style:style style:name="T39" style:family="text">
      <style:text-properties fo:font-weight="bold" officeooo:rsid="017b87e6" style:font-weight-asian="bold" style:font-weight-complex="bold"/>
    </style:style>
    <style:style style:name="T40" style:family="text">
      <style:text-properties officeooo:rsid="0019214e"/>
    </style:style>
    <style:style style:name="T41" style:family="text">
      <style:text-properties officeooo:rsid="001affa8"/>
    </style:style>
    <style:style style:name="T42" style:family="text">
      <style:text-properties officeooo:rsid="001c35f2"/>
    </style:style>
    <style:style style:name="T43" style:family="text">
      <style:text-properties officeooo:rsid="001da3d7"/>
    </style:style>
    <style:style style:name="T44" style:family="text">
      <style:text-properties style:text-position="0% 100%" style:font-name="Courier New1" fo:font-weight="normal" officeooo:rsid="01582b64" style:font-weight-asian="normal" style:font-weight-complex="normal"/>
    </style:style>
    <style:style style:name="T45" style:family="text">
      <style:text-properties officeooo:rsid="005de0c7"/>
    </style:style>
    <style:style style:name="T46" style:family="text">
      <style:text-properties officeooo:rsid="00a19f18"/>
    </style:style>
    <style:style style:name="T47" style:family="text">
      <style:text-properties officeooo:rsid="00a2358b"/>
    </style:style>
    <style:style style:name="T48" style:family="text">
      <style:text-properties officeooo:rsid="00d06976"/>
    </style:style>
    <style:style style:name="T49" style:family="text">
      <style:text-properties officeooo:rsid="00d4f447"/>
    </style:style>
    <style:style style:name="T50" style:family="text">
      <style:text-properties officeooo:rsid="00d7c840"/>
    </style:style>
    <style:style style:name="T51" style:family="text">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52" style:family="text">
      <style:text-properties fo:color="#000000" style:text-outline="false" style:text-line-through-style="none" style:text-line-through-type="none" style:font-name="Liberation Serif1" fo:font-size="12pt" fo:font-style="normal" fo:text-shadow="none" style:text-underline-style="none" fo:font-weight="bold" officeooo:rsid="014cf263" style:font-size-asian="12pt" style:font-style-asian="normal" style:font-weight-asian="bold" style:font-size-complex="12pt" style:font-style-complex="normal" style:font-weight-complex="bold"/>
    </style:style>
    <style:style style:name="T53"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4" style:family="text">
      <style:text-properties fo:color="#000000" style:text-outline="false" style:text-line-through-style="none" style:text-line-through-type="none" style:font-name="Liberation Serif1" fo:font-size="12pt" fo:font-style="normal" fo:text-shadow="none" style:text-underline-style="none" fo:font-weight="normal" officeooo:rsid="014cf263" style:font-size-asian="12pt" style:font-style-asian="normal" style:font-weight-asian="normal" style:font-size-complex="12pt" style:font-style-complex="normal" style:font-weight-complex="normal"/>
    </style:style>
    <style:style style:name="T55" style:family="text">
      <style:text-properties fo:color="#000000" style:text-outline="false" style:text-line-through-style="none" style:text-line-through-type="none" style:font-name="Liberation Serif1" fo:font-size="12pt" fo:font-style="normal" fo:text-shadow="none" style:text-underline-style="none" style:font-size-asian="12pt" style:font-style-asian="normal" style:font-size-complex="12pt" style:font-style-complex="normal"/>
    </style:style>
    <style:style style:name="T56" style:family="text">
      <style:text-properties officeooo:rsid="00d97ba5"/>
    </style:style>
    <style:style style:name="T57" style:family="text">
      <style:text-properties officeooo:rsid="00dacceb"/>
    </style:style>
    <style:style style:name="T58" style:family="text">
      <style:text-properties officeooo:rsid="00e2a113"/>
    </style:style>
    <style:style style:name="T59" style:family="text">
      <style:text-properties officeooo:rsid="003460d0"/>
    </style:style>
    <style:style style:name="T60" style:family="text">
      <style:text-properties officeooo:rsid="00e5cb72"/>
    </style:style>
    <style:style style:name="T61" style:family="text">
      <style:text-properties officeooo:rsid="00eb2acc"/>
    </style:style>
    <style:style style:name="T62" style:family="text">
      <style:text-properties officeooo:rsid="00ecf88b"/>
    </style:style>
    <style:style style:name="T63" style:family="text">
      <style:text-properties officeooo:rsid="00efedee"/>
    </style:style>
    <style:style style:name="T64" style:family="text">
      <style:text-properties officeooo:rsid="00f144b2"/>
    </style:style>
    <style:style style:name="T65" style:family="text">
      <style:text-properties officeooo:rsid="00f14628"/>
    </style:style>
    <style:style style:name="T66" style:family="text">
      <style:text-properties officeooo:rsid="00f20636"/>
    </style:style>
    <style:style style:name="T67" style:family="text">
      <style:text-properties officeooo:rsid="00f5510a"/>
    </style:style>
    <style:style style:name="T68" style:family="text">
      <style:text-properties officeooo:rsid="00f5c3da"/>
    </style:style>
    <style:style style:name="T69" style:family="text">
      <style:text-properties officeooo:rsid="00f83455"/>
    </style:style>
    <style:style style:name="T70" style:family="text">
      <style:text-properties officeooo:rsid="00fb2bdf"/>
    </style:style>
    <style:style style:name="T71" style:family="text">
      <style:text-properties officeooo:rsid="00fd44ec"/>
    </style:style>
    <style:style style:name="T72" style:family="text">
      <style:text-properties officeooo:rsid="0100a9cb"/>
    </style:style>
    <style:style style:name="T73" style:family="text">
      <style:text-properties officeooo:rsid="0103a89d"/>
    </style:style>
    <style:style style:name="T74" style:family="text">
      <style:text-properties fo:font-style="normal" officeooo:rsid="011b58d4" style:font-style-asian="normal" style:font-style-complex="normal"/>
    </style:style>
    <style:style style:name="T75" style:family="text">
      <style:text-properties fo:font-style="normal" officeooo:rsid="013be438" style:font-style-asian="normal" style:font-style-complex="normal"/>
    </style:style>
    <style:style style:name="T76" style:family="text">
      <style:text-properties fo:font-style="normal" fo:font-weight="normal" officeooo:rsid="01130597" style:font-style-asian="normal" style:font-weight-asian="normal" style:font-style-complex="normal" style:font-weight-complex="normal"/>
    </style:style>
    <style:style style:name="T77" style:family="text">
      <style:text-properties fo:font-style="normal" fo:font-weight="normal" officeooo:rsid="011b58d4" style:font-style-asian="normal" style:font-weight-asian="normal" style:font-style-complex="normal" style:font-weight-complex="normal"/>
    </style:style>
    <style:style style:name="T78" style:family="text">
      <style:text-properties officeooo:rsid="010478c1"/>
    </style:style>
    <style:style style:name="T79" style:family="text">
      <style:text-properties officeooo:rsid="0104e2e2"/>
    </style:style>
    <style:style style:name="T80" style:family="text">
      <style:text-properties officeooo:rsid="01062be8"/>
    </style:style>
    <style:style style:name="T81" style:family="text">
      <style:text-properties officeooo:rsid="010a9a93"/>
    </style:style>
    <style:style style:name="T82" style:family="text">
      <style:text-properties officeooo:rsid="010c79f1"/>
    </style:style>
    <style:style style:name="T83" style:family="text">
      <style:text-properties officeooo:rsid="010deb56"/>
    </style:style>
    <style:style style:name="T84" style:family="text">
      <style:text-properties officeooo:rsid="010edb92"/>
    </style:style>
    <style:style style:name="T85" style:family="text">
      <style:text-properties officeooo:rsid="010eeaa9"/>
    </style:style>
    <style:style style:name="T86" style:family="text">
      <style:text-properties officeooo:rsid="010eeeb0"/>
    </style:style>
    <style:style style:name="T87" style:family="text">
      <style:text-properties officeooo:rsid="01106fb0"/>
    </style:style>
    <style:style style:name="T88" style:family="text">
      <style:text-properties officeooo:rsid="01191ea4"/>
    </style:style>
    <style:style style:name="T89" style:family="text">
      <style:text-properties officeooo:rsid="011b58d4"/>
    </style:style>
    <style:style style:name="T90" style:family="text">
      <style:text-properties officeooo:rsid="011d75f9"/>
    </style:style>
    <style:style style:name="T91" style:family="text">
      <style:text-properties officeooo:rsid="011e40dc"/>
    </style:style>
    <style:style style:name="T92" style:family="text">
      <style:text-properties officeooo:rsid="01235216"/>
    </style:style>
    <style:style style:name="T93" style:family="text">
      <style:text-properties officeooo:rsid="0123cf8b"/>
    </style:style>
    <style:style style:name="T94" style:family="text">
      <style:text-properties officeooo:rsid="01252a8a"/>
    </style:style>
    <style:style style:name="T95" style:family="text">
      <style:text-properties officeooo:rsid="01266849"/>
    </style:style>
    <style:style style:name="T96" style:family="text">
      <style:text-properties officeooo:rsid="012780db"/>
    </style:style>
    <style:style style:name="T97" style:family="text">
      <style:text-properties officeooo:rsid="0127ad40"/>
    </style:style>
    <style:style style:name="T98" style:family="text">
      <style:text-properties officeooo:rsid="0128b95f"/>
    </style:style>
    <style:style style:name="T99" style:family="text">
      <style:text-properties officeooo:rsid="012a84c4"/>
    </style:style>
    <style:style style:name="T100" style:family="text">
      <style:text-properties officeooo:rsid="012bfc4d"/>
    </style:style>
    <style:style style:name="T101" style:family="text">
      <style:text-properties officeooo:rsid="012e8507"/>
    </style:style>
    <style:style style:name="T102" style:family="text">
      <style:text-properties officeooo:rsid="0133cab5"/>
    </style:style>
    <style:style style:name="T103" style:family="text">
      <style:text-properties officeooo:rsid="0135b4f3"/>
    </style:style>
    <style:style style:name="T104" style:family="text">
      <style:text-properties officeooo:rsid="0135f271"/>
    </style:style>
    <style:style style:name="T105" style:family="text">
      <style:text-properties fo:font-size="8pt" style:font-size-asian="8pt" style:font-size-complex="8pt"/>
    </style:style>
    <style:style style:name="T106" style:family="text">
      <style:text-properties officeooo:rsid="01394590"/>
    </style:style>
    <style:style style:name="T107" style:family="text">
      <style:text-properties officeooo:rsid="013be438"/>
    </style:style>
    <style:style style:name="T108" style:family="text">
      <style:text-properties officeooo:rsid="013e1835"/>
    </style:style>
    <style:style style:name="T109" style:family="text">
      <style:text-properties officeooo:rsid="01459478"/>
    </style:style>
    <style:style style:name="T110" style:family="text">
      <style:text-properties officeooo:rsid="014707a8"/>
    </style:style>
    <style:style style:name="T111" style:family="text">
      <style:text-properties officeooo:rsid="01494e39"/>
    </style:style>
    <style:style style:name="T112" style:family="text">
      <style:text-properties officeooo:rsid="014cb887"/>
    </style:style>
    <style:style style:name="T113" style:family="text">
      <style:text-properties officeooo:rsid="014cf263"/>
    </style:style>
    <style:style style:name="T114" style:family="text">
      <style:text-properties officeooo:rsid="014d7415"/>
    </style:style>
    <style:style style:name="T115" style:family="text">
      <style:text-properties officeooo:rsid="01553e53"/>
    </style:style>
    <style:style style:name="T116" style:family="text">
      <style:text-properties officeooo:rsid="01582b64"/>
    </style:style>
    <style:style style:name="T117" style:family="text">
      <style:text-properties officeooo:rsid="015a7010"/>
    </style:style>
    <style:style style:name="T118" style:family="text">
      <style:text-properties officeooo:rsid="015b2494"/>
    </style:style>
    <style:style style:name="T119" style:family="text">
      <style:text-properties officeooo:rsid="015c5ac5"/>
    </style:style>
    <style:style style:name="T120" style:family="text">
      <style:text-properties officeooo:rsid="015d4947"/>
    </style:style>
    <style:style style:name="T121" style:family="text">
      <style:text-properties officeooo:rsid="0160056d"/>
    </style:style>
    <style:style style:name="T122" style:family="text">
      <style:text-properties officeooo:rsid="01617b04"/>
    </style:style>
    <style:style style:name="T123" style:family="text">
      <style:text-properties officeooo:rsid="0161cd7e"/>
    </style:style>
    <style:style style:name="T124" style:family="text">
      <style:text-properties officeooo:rsid="01644ddb"/>
    </style:style>
    <style:style style:name="T125" style:family="text">
      <style:text-properties officeooo:rsid="016895c7"/>
    </style:style>
    <style:style style:name="T126" style:family="text">
      <style:text-properties officeooo:rsid="016a0020"/>
    </style:style>
    <style:style style:name="T127" style:family="text">
      <style:text-properties officeooo:rsid="0173b185"/>
    </style:style>
    <style:style style:name="T128" style:family="text">
      <style:text-properties officeooo:rsid="017b87e6"/>
    </style:style>
    <style:style style:name="T129" style:family="text">
      <style:text-properties officeooo:rsid="017f2d7d"/>
    </style:style>
    <style:style style:name="T130" style:family="text">
      <style:text-properties officeooo:rsid="0183df86"/>
    </style:style>
    <style:style style:name="T131" style:family="text">
      <style:text-properties officeooo:rsid="018f84f3"/>
    </style:style>
    <style:style style:name="T132" style:family="text">
      <style:text-properties officeooo:rsid="0190ae12"/>
    </style:style>
    <style:style style:name="T133" style:family="text">
      <style:text-properties officeooo:rsid="0192fc39"/>
    </style:style>
    <style:style style:name="T134" style:family="text">
      <style:text-properties officeooo:rsid="0194c881"/>
    </style:style>
    <style:style style:name="T135" style:family="text">
      <style:text-properties officeooo:rsid="01969952"/>
    </style:style>
    <style:style style:name="T136" style:family="text">
      <style:text-properties officeooo:rsid="0197bf39"/>
    </style:style>
    <style:style style:name="T137" style:family="text">
      <style:text-properties officeooo:rsid="0198eb2c"/>
    </style:style>
    <style:style style:name="T138" style:family="text">
      <style:text-properties officeooo:rsid="0199031d"/>
    </style:style>
    <style:style style:name="T139" style:family="text">
      <style:text-properties officeooo:rsid="019d1376"/>
    </style:style>
    <style:style style:name="T140" style:family="text">
      <style:text-properties officeooo:rsid="01a064a3"/>
    </style:style>
    <style:style style:name="T141" style:family="text">
      <style:text-properties officeooo:rsid="01a1e6fe"/>
    </style:style>
    <style:style style:name="T142" style:family="text">
      <style:text-properties officeooo:rsid="01a33b3e"/>
    </style:style>
    <style:style style:name="T143" style:family="text">
      <style:text-properties officeooo:rsid="01a3f772"/>
    </style:style>
    <style:style style:name="T144" style:family="text">
      <style:text-properties officeooo:rsid="01a5b1b0"/>
    </style:style>
    <style:style style:name="T145" style:family="text">
      <style:text-properties officeooo:rsid="01a6aab6"/>
    </style:style>
    <style:style style:name="T146" style:family="text">
      <style:text-properties officeooo:rsid="01a8283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אוניברסיטת <text:span text:style-name="T48">אריאל בשומרון</text:span></text:p>
      <text:p text:style-name="P4">פקולטה: מדעי הטבע</text:p>
      <text:p text:style-name="P4">מחלקה: מדעי המחשב</text:p>
      <text:p text:style-name="P4"/>
      <text:p text:style-name="P21">שם הקורס: אלגוריתמים כלכליים</text:p>
      <text:p text:style-name="P20"><text:bookmark-start text:name="__DdeLink__41629_579322434"/>קוד הקורס: 2-7062310 <text:bookmark-end text:name="__DdeLink__41629_579322434"/>קבוצה 1</text:p>
      <text:p text:style-name="P6"><text:bookmark-start text:name="__DdeLink__16073_579322434"/>שם המרצה: אראל סגל-<text:bookmark-end text:name="__DdeLink__16073_579322434"/>הלוי</text:p>
      <text:p text:style-name="P5"><text:span text:style-name="T3">שנה ______ה'תש"ף_______ </text:span><text:span text:style-name="T1">סמסטר ___</text:span><text:span text:style-name="T2">א</text:span><text:span text:style-name="T1">___ <text:s/>מועד __</text:span><text:span text:style-name="T2">א</text:span><text:span text:style-name="T1">__ <text:s/></text:span></text:p>
      <text:p text:style-name="P5"><text:span text:style-name="T1">תאריך בחינה:___</text:span><text:span text:style-name="T5">20</text:span><text:span text:style-name="T4">/2/2020</text:span><text:span text:style-name="T1">____</text:span></text:p>
      <text:p text:style-name="P4">משך הבחינה: 3 שעות </text:p>
      <text:p text:style-name="P4"/>
      <text:p text:style-name="P4"><text:bookmark text:name="_GoBack"/></text:p>
      <text:p text:style-name="P16">בבחינה חמש שאלות. <text:span text:style-name="T92">מותר לענות על כולן. </text:span></text:p>
      <text:list xml:id="list3229907543" text:style-name="L11">
        <text:list-item>
          <text:p text:style-name="P17"><text:span text:style-name="T92">סכום הנקודות בכל השאלות הוא 120. מי שיקבל מעל 120 – ציונו יהיה 100.</text:span></text:p>
        </text:list-item>
      </text:list>
      <text:p text:style-name="P7"/>
      <text:p text:style-name="P7">יש לענות במחברת הבחינה.</text:p>
      <text:list xml:id="list3255065301" text:style-name="WWNum4">
        <text:list-item>
          <text:p text:style-name="P11">אין צורך להעתיק את השאלון למחברת - השאלון יתפרסם <text:span text:style-name="T134">בגיטהאב</text:span> <text:span text:style-name="T135">של הקורס </text:span>לאחר הבחינה.</text:p>
        </text:list-item>
      </text:list>
      <text:p text:style-name="P7"/>
      <text:p text:style-name="P7">חומר עזר מותר בשימוש: דף-נוסחאות אישי בגודל פוליו (A4). <text:span text:style-name="T40">אפשר ל</text:span>כתוב משני צדי הדף.</text:p>
      <text:list xml:id="list2318853929" text:style-name="WWNum2">
        <text:list-header>
          <text:p text:style-name="P12"/>
        </text:list-header>
      </text:list>
      <text:p text:style-name="P7">הנחיות לפתרון שאלות תיכנות:</text:p>
      <text:list xml:id="list3446385554" text:style-name="WWNum5">
        <text:list-item>
          <text:p text:style-name="P14">מותר לכתוב קוד <text:span text:style-name="T43">בשפת פייתון, Java או ++C לפי בחירתכם.</text:span></text:p>
        </text:list-item>
        <text:list-item>
          <text:p text:style-name="P14"><text:span text:style-name="T42">מותר לכתוב גם </text:span>בפסאודו-קוד, <text:span text:style-name="T41">בתנאי שהקוד מדוייק ומפורט באותה רמה של שפת-תיכנות.</text:span></text:p>
        </text:list-item>
        <text:list-item>
          <text:p text:style-name="P13">יש לתעד את הקוד ולהסביר היטב בעברית מה עושה כל שורה ואיך זה מתאים לאלגוריתם.</text:p>
        </text:list-item>
        <text:list-item>
          <text:p text:style-name="P13">אתם לא נבחנים על התחביר של השפה אלא על האלגוריתם. העיקר שאוכל להבין מה עשיתם.</text:p>
        </text:list-item>
      </text:list>
      <text:p text:style-name="P7"/>
      <text:p text:style-name="P7">הנחיות כלליות:</text:p>
      <text:list xml:id="list201806162878465" text:continue-numbering="true" text:style-name="WWNum5">
        <text:list-item>
          <text:p text:style-name="P13">יש להסביר כל תשובה בפירוט. ניקוד מלא יינתן רק על תשובה נכונה עם הסבר נכון.</text:p>
        </text:list-item>
        <text:list-item>
          <text:p text:style-name="P13">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7"/>
      <text:p text:style-name="P2">בהצלחה!!</text:p>
      <text:p text:style-name="P2"/>
      <text:p text:style-name="P45">שאלה <text:span text:style-name="T56">1</text:span> [<text:span text:style-name="T141">20</text:span> נק']. קבוצת רכישה</text:p>
      <text:p text:style-name="P62">שלושה שותפים מקימים קבוצת-רכישה ובונים יחד בניין עם 3 דירות. <text:s text:c="2"/>עלות הבנייה: 90. </text:p>
      <text:p text:style-name="P62">ערכי הדירות בעיני השותפים הם:</text:p>
      <table:table table:name="Table1" table:style-name="Table1">
        <table:table-column table:style-name="Table1.A" table:number-columns-repeated="3"/>
        <table:table-column table:style-name="Table1.D"/>
        <table:table-row table:style-name="Table1.1">
          <table:table-cell table:style-name="Table1.A1" office:value-type="string">
            <text:p text:style-name="P22"/>
          </table:table-cell>
          <table:table-cell table:style-name="Table1.A1" office:value-type="string">
            <text:p text:style-name="P25"><text:span text:style-name="T51">דירת קרקע</text:span></text:p>
          </table:table-cell>
          <table:table-cell table:style-name="Table1.A1" office:value-type="string">
            <text:p text:style-name="P25"><text:span text:style-name="T51">דירה אמצעית</text:span></text:p>
          </table:table-cell>
          <table:table-cell table:style-name="Table1.D1" office:value-type="string">
            <text:p text:style-name="P25"><text:span text:style-name="T51">דירת גג</text:span></text:p>
          </table:table-cell>
        </table:table-row>
        <table:table-row table:style-name="Table1.1">
          <table:table-cell table:style-name="Table1.A1" office:value-type="string">
            <text:p text:style-name="P32"><text:span text:style-name="T51">עמי</text:span></text:p>
          </table:table-cell>
          <table:table-cell table:style-name="Table1.A1" office:value-type="string">
            <text:p text:style-name="P25"><text:span text:style-name="T53">50</text:span></text:p>
          </table:table-cell>
          <table:table-cell table:style-name="Table1.A1" office:value-type="string">
            <text:p text:style-name="P25"><text:span text:style-name="T53">40</text:span></text:p>
          </table:table-cell>
          <table:table-cell table:style-name="Table1.D1" office:value-type="string">
            <text:p text:style-name="P25"><text:span text:style-name="T53">0</text:span></text:p>
          </table:table-cell>
        </table:table-row>
        <table:table-row table:style-name="Table1.1">
          <table:table-cell table:style-name="Table1.A1" office:value-type="string">
            <text:p text:style-name="P32"><text:span text:style-name="T51">תמי</text:span></text:p>
          </table:table-cell>
          <table:table-cell table:style-name="Table1.A1" office:value-type="string">
            <text:p text:style-name="P25"><text:span text:style-name="T53">30</text:span></text:p>
          </table:table-cell>
          <table:table-cell table:style-name="Table1.A1" office:value-type="string">
            <text:p text:style-name="P30"><text:span text:style-name="T53">10</text:span></text:p>
          </table:table-cell>
          <table:table-cell table:style-name="Table1.D1" office:value-type="string">
            <text:p text:style-name="P30"><text:span text:style-name="T53">50</text:span></text:p>
          </table:table-cell>
        </table:table-row>
        <table:table-row table:style-name="Table1.1">
          <table:table-cell table:style-name="Table1.A1" office:value-type="string">
            <text:p text:style-name="P32"><text:span text:style-name="T51">רמי</text:span></text:p>
          </table:table-cell>
          <table:table-cell table:style-name="Table1.A1" office:value-type="string">
            <text:p text:style-name="P25"><text:span text:style-name="T53">10</text:span></text:p>
          </table:table-cell>
          <table:table-cell table:style-name="Table1.A1" office:value-type="string">
            <text:p text:style-name="P25"><text:span text:style-name="T53">30</text:span></text:p>
          </table:table-cell>
          <table:table-cell table:style-name="Table1.D1" office:value-type="string">
            <text:p text:style-name="P25"><text:span text:style-name="T53">50</text:span></text:p>
          </table:table-cell>
        </table:table-row>
      </table:table>
      <text:p text:style-name="P62"/>
      <text:p text:style-name="P62"><text:span text:style-name="T141">א [10 נק']. תארו אלגוריתם המחליט איזו</text:span> שותף יקבל איזו דירה, וכמה כסף ישלם. <text:s/>הדרישות:</text:p>
      <text:list xml:id="list1893493081" text:style-name="WWNum1">
        <text:list-item>
          <text:p text:style-name="P137">השותפים לא יקנאו זה בזה;</text:p>
        </text:list-item>
        <text:list-item>
          <text:p text:style-name="P137">כל שותף יקבל בדיוק דירה אחת;</text:p>
        </text:list-item>
        <text:list-item>
          <text:p text:style-name="P137">סכום התשלומים של כל הדיירים יהיה שווה בדיוק לעלות הבניה.</text:p>
        </text:list-item>
      </text:list>
      <text:p text:style-name="P138"/>
      <text:p text:style-name="P140"><text:span text:style-name="T142">ב [10 נק']. </text:span>תארו בפירוט את אופן הרצת האלגוריתם על הדוגמה, <text:span text:style-name="T136">כולל כל חישובי הביניים</text:span>. </text:p>
      <text:p text:style-name="P140"><text:span text:style-name="T136">הראו שהתוצאה (בדוגמה זו) אכן מקיימת את הדרישות.</text:span></text:p>
      <text:p text:style-name="P138"><text:s/></text:p>
      <text:p text:style-name="P68">פתרון:</text:p>
      <text:p text:style-name="P50"><text:span text:style-name="T143">א. אפשר להשתמש באלגוריתם שלמדנו בהרצאה לחלוקת שכר-דירה ללא קנאה:</text:span></text:p>
      <text:list xml:id="list2179060265" text:style-name="L15">
        <text:list-item>
          <text:p text:style-name="P51">מוצאים השמת דירות הממקסמת את סכום הערכים – <text:span text:style-name="T110">ע"י אלגוריתם למציאת שידוך עם משקל מקסימלי.</text:span></text:p>
        </text:list-item>
        <text:list-item>
          <text:p text:style-name="P51"><text:span text:style-name="T110">מוצאים וקטור מחירים ללא קנאה – ע"י פתרון בעיית אופטימיזציה עם אילוצים.</text:span></text:p>
        </text:list-item>
      </text:list>
      <text:p text:style-name="P52"/>
      <text:p text:style-name="P53"><text:span text:style-name="T143">ב. </text:span>במקרה זה, ההשמה הממקסמת את סכום הערכים היא: </text:p>
      <text:list xml:id="list286436200" text:style-name="L16">
        <text:list-item>
          <text:p text:style-name="P54"><text:span text:style-name="T36">עמי</text:span><text:span text:style-name="T27"> </text:span>– קרקע, <text:span text:style-name="T36">תמי</text:span><text:span text:style-name="T27"> </text:span>– <text:span text:style-name="T111">גג</text:span>, <text:span text:style-name="T36">רמי</text:span> – <text:span text:style-name="T111">אמצעית (סכום ערכים = 130).</text:span></text:p>
        </text:list-item>
      </text:list>
      <text:p text:style-name="P64"><text:span text:style-name="T10">כדי לחשב </text:span><text:span text:style-name="T11">וקטור </text:span><text:span text:style-name="T12">מחירים</text:span><text:span text:style-name="T11"> ללא קנאה </text:span><text:span text:style-name="T10">(נניח x, y, z) צריך לפתור את אי-השיוויונים האומרים שאין קנאה:</text:span></text:p>
      <text:p text:style-name="P136">50-x ≥ 40–y, <text:s text:c="2"/>50–x ≥ 0–z <text:s text:c="19"/>// Ami</text:p>
      <text:p text:style-name="P136">50-z ≥ 10–y, <text:s text:c="2"/>50–z ≥ 30–x <text:s text:c="18"/>// Tami</text:p>
      <text:p text:style-name="P136"><text:span text:style-name="T114">30</text:span>-<text:span text:style-name="T114">y</text:span> ≥ 10–<text:span text:style-name="T114">x</text:span>, <text:s text:c="2"/><text:span text:style-name="T114">30</text:span>–<text:span text:style-name="T114">y</text:span> ≥ <text:span text:style-name="T114">50–z </text:span><text:s text:c="18"/>// Rami</text:p>
      <text:p text:style-name="P136"/>
      <text:p text:style-name="P57">פתרון אפשרי:</text:p>
      <text:list xml:id="list2091905303" text:style-name="L17">
        <text:list-item>
          <text:p text:style-name="P55"><text:soft-page-break/><text:span text:style-name="T37">עמי </text:span>– <text:span text:style-name="T113">30, </text:span><text:span text:style-name="T37">תמי </text:span><text:span text:style-name="T112">– 40, </text:span><text:span text:style-name="T37">רמי </text:span><text:span text:style-name="T112">– 20.</text:span></text:p>
        </text:list-item>
      </text:list>
      <text:p text:style-name="P56">כדי לראות שהתוצאה ללא קנאה, נחשב את התועלת נטו (ערך פחות מחיר):</text:p>
      <text:p text:style-name="P18"/>
      <table:table table:name="Table4" table:style-name="Table4">
        <table:table-column table:style-name="Table4.A" table:number-columns-repeated="3"/>
        <table:table-column table:style-name="Table4.D"/>
        <table:table-row table:style-name="Table4.1">
          <table:table-cell table:style-name="Table4.A1" office:value-type="string">
            <text:p text:style-name="P24"/>
          </table:table-cell>
          <table:table-cell table:style-name="Table4.A1" office:value-type="string">
            <text:p text:style-name="P26"><text:span text:style-name="T52">(30)</text:span><text:span text:style-name="T51"> דירת קרקע</text:span></text:p>
          </table:table-cell>
          <table:table-cell table:style-name="Table4.A1" office:value-type="string">
            <text:p text:style-name="P26"><text:span text:style-name="T51">דירה אמצעית </text:span><text:span text:style-name="T52">(20)</text:span></text:p>
          </table:table-cell>
          <table:table-cell table:style-name="Table4.D1" office:value-type="string">
            <text:p text:style-name="P26"><text:span text:style-name="T51">דירת גג </text:span><text:span text:style-name="T52">(40)</text:span></text:p>
          </table:table-cell>
        </table:table-row>
        <table:table-row table:style-name="Table4.1">
          <table:table-cell table:style-name="Table4.A1" office:value-type="string">
            <text:p text:style-name="P33"><text:span text:style-name="T51">עמי</text:span></text:p>
          </table:table-cell>
          <table:table-cell table:style-name="Table4.A1" office:value-type="string">
            <text:p text:style-name="P35"><text:span text:style-name="T55">20</text:span></text:p>
          </table:table-cell>
          <table:table-cell table:style-name="Table4.A1" office:value-type="string">
            <text:p text:style-name="P34"><text:span text:style-name="T53">20</text:span></text:p>
          </table:table-cell>
          <table:table-cell table:style-name="Table4.D1" office:value-type="string">
            <text:p text:style-name="P26"><text:span text:style-name="T53">-</text:span><text:span text:style-name="T54">40</text:span></text:p>
          </table:table-cell>
        </table:table-row>
        <table:table-row table:style-name="Table4.1">
          <table:table-cell table:style-name="Table4.A1" office:value-type="string">
            <text:p text:style-name="P33"><text:span text:style-name="T51">תמי</text:span></text:p>
          </table:table-cell>
          <table:table-cell table:style-name="Table4.A1" office:value-type="string">
            <text:p text:style-name="P34"><text:span text:style-name="T53">0</text:span></text:p>
          </table:table-cell>
          <table:table-cell table:style-name="Table4.A1" office:value-type="string">
            <text:p text:style-name="P31"><text:span text:style-name="T53">-</text:span><text:span text:style-name="T54">10</text:span></text:p>
          </table:table-cell>
          <table:table-cell table:style-name="Table4.D1" office:value-type="string">
            <text:p text:style-name="P35"><text:span text:style-name="T55">10</text:span></text:p>
          </table:table-cell>
        </table:table-row>
        <table:table-row table:style-name="Table4.1">
          <table:table-cell table:style-name="Table4.A1" office:value-type="string">
            <text:p text:style-name="P33"><text:span text:style-name="T51">רמי</text:span></text:p>
          </table:table-cell>
          <table:table-cell table:style-name="Table4.A1" office:value-type="string">
            <text:p text:style-name="P26"><text:span text:style-name="T53">-</text:span><text:span text:style-name="T54">20</text:span></text:p>
          </table:table-cell>
          <table:table-cell table:style-name="Table4.A1" office:value-type="string">
            <text:p text:style-name="P35"><text:span text:style-name="T55">10</text:span></text:p>
          </table:table-cell>
          <table:table-cell table:style-name="Table4.D1" office:value-type="string">
            <text:p text:style-name="P34"><text:span text:style-name="T53">10</text:span></text:p>
          </table:table-cell>
        </table:table-row>
      </table:table>
      <text:p text:style-name="P85"/>
      <text:p text:style-name="P85">ניתן לראות שכל שותף מקבל דירה שהתועלת שלו עבורה היא גדולה ביותר (המספר הגדול ביותר בשורה), ולכן אין קנאה.</text:p>
      <text:p text:style-name="P85"/>
      <text:p text:style-name="P8"><text:span text:style-name="T27">שאלה </text:span><text:span text:style-name="T29">2 </text:span><text:span text:style-name="T27"><text:s/>[</text:span><text:span text:style-name="T32">30</text:span><text:span text:style-name="T28"> </text:span><text:span text:style-name="T27">נק']. </text:span><text:span text:style-name="T31">תוכנית למציאת שיפור פארטו</text:span></text:p>
      <text:p text:style-name="P116">השאלה עוסקת בבעייה של חלוקת משאבים רציפים ללא כסף <text:span text:style-name="T70">בין שני שותפים. </text:span></text:p>
      <text:p text:style-name="P117"><text:span text:style-name="T71">ה</text:span>טבלה <text:span text:style-name="T71">הבאה </text:span>מייצגת את הערך שכל אחד/ת מהשחקנים מייחס לכל אחד מהמשאבים <text:span text:style-name="T80">(באלפי ש"ח)</text:span>:</text:p>
      <text:p text:style-name="P15"/>
      <table:table table:name="Table2" table:style-name="Table2">
        <table:table-column table:style-name="Table2.A" table:number-columns-repeated="3"/>
        <table:table-column table:style-name="Table2.D"/>
        <table:table-row table:style-name="Table2.1">
          <table:table-cell table:style-name="Table2.A1" office:value-type="string">
            <text:p text:style-name="P23"/>
          </table:table-cell>
          <table:table-cell table:style-name="Table2.A1" office:value-type="string">
            <text:p text:style-name="P27"><text:span text:style-name="T51">נפט</text:span></text:p>
          </table:table-cell>
          <table:table-cell table:style-name="Table2.A1" office:value-type="string">
            <text:p text:style-name="P27"><text:span text:style-name="T51">עץ</text:span></text:p>
          </table:table-cell>
          <table:table-cell table:style-name="Table2.D1" office:value-type="string">
            <text:p text:style-name="P27"><text:span text:style-name="T51">פלדה</text:span></text:p>
          </table:table-cell>
        </table:table-row>
        <table:table-row table:style-name="Table2.2">
          <table:table-cell table:style-name="Table2.A1" office:value-type="string">
            <text:p text:style-name="P27"><text:span text:style-name="T51">עמי</text:span></text:p>
          </table:table-cell>
          <table:table-cell table:style-name="Table2.A1" office:value-type="string">
            <text:p text:style-name="P28"><text:span text:style-name="T53">2</text:span></text:p>
          </table:table-cell>
          <table:table-cell table:style-name="Table2.A1" office:value-type="string">
            <text:p text:style-name="P29"><text:span text:style-name="T53">4</text:span></text:p>
          </table:table-cell>
          <table:table-cell table:style-name="Table2.D1" office:value-type="string">
            <text:p text:style-name="P29"><text:span text:style-name="T53">6</text:span></text:p>
          </table:table-cell>
        </table:table-row>
        <table:table-row table:style-name="Table2.3">
          <table:table-cell table:style-name="Table2.A1" office:value-type="string">
            <text:p text:style-name="P27"><text:span text:style-name="T51">תמי</text:span></text:p>
          </table:table-cell>
          <table:table-cell table:style-name="Table2.A1" office:value-type="string">
            <text:p text:style-name="P28"><text:span text:style-name="T53">9</text:span></text:p>
          </table:table-cell>
          <table:table-cell table:style-name="Table2.A1" office:value-type="string">
            <text:p text:style-name="P28"><text:span text:style-name="T53">7</text:span></text:p>
          </table:table-cell>
          <table:table-cell table:style-name="Table2.D1" office:value-type="string">
            <text:p text:style-name="P28"><text:span text:style-name="T53">5</text:span></text:p>
          </table:table-cell>
        </table:table-row>
      </table:table>
      <text:p text:style-name="P95"/>
      <text:p text:style-name="P98">א [10 נק']. <text:span text:style-name="T72">נתונה חלוקה שבה עמי מקבל x אחוז מהנפט, y אחוז מהעץ ו-z אחוז מהפלדה, ותמי מקבלת את כל השאר. כתבו ביטויים עבור הערך של עמי ועבור הערך של תמי, כפונקציה של x, y, z. </text:span></text:p>
      <text:p text:style-name="P97"><text:span text:style-name="T72">עבור איזה ערכים של x, y, z, </text:span><text:span text:style-name="T22"><text:s/>סכום הערכים </text:span><text:span text:style-name="T72">הוא מקסימלי?</text:span></text:p>
      <text:p text:style-name="P97"/>
      <text:p text:style-name="P102"><text:span text:style-name="T81">ב</text:span> [10 נק']. כתבו תוכנית בפייתון עם <text:span text:style-name="T73">cvxpy</text:span> (או בפסאודו-קוד מפורט ומדוייק) <text:span text:style-name="T84">המחשבת ערכים x, y, z המייצגים חלוקת משאבים, כך ש:</text:span></text:p>
      <text:list xml:id="list3785046751" text:style-name="L10">
        <text:list-item>
          <text:p text:style-name="P106">החלוקה יעילה פארטו;</text:p>
        </text:list-item>
        <text:list-item>
          <text:p text:style-name="P106">החלוקה <text:span text:style-name="T83">ללא קנאה.</text:span></text:p>
        </text:list-item>
      </text:list>
      <text:p text:style-name="P101"><text:span text:style-name="T73">כותרת הפונקציה:</text:span></text:p>
      <text:p text:style-name="P120">def find_<text:span text:style-name="T84">pareto_optimal_envy_free</text:span>(<text:span text:style-name="T78">):...</text:span></text:p>
      <text:p text:style-name="P99"/>
      <text:p text:style-name="P104">הפונקציה צריכה להדפיס למסך את החלוקה החדשה, למשל:</text:p>
      <text:p text:style-name="P122">The <text:span text:style-name="T84">Pareto-optimal-envy-free allocation</text:span> is: x=0.<text:span text:style-name="T84">2</text:span>, y=0.<text:span text:style-name="T84">3</text:span>, z=0.<text:span text:style-name="T84">4</text:span></text:p>
      <text:p text:style-name="P107"><text:span text:style-name="T21">הערה</text:span><text:span text:style-name="T88">:</text:span> יש לכתוב קוד כללי, שאפשר <text:span text:style-name="T88">להתאים בקלות למטריצות עם ערכים שונים.</text:span></text:p>
      <text:p text:style-name="P94"/>
      <text:p text:style-name="P100"><text:span text:style-name="T82">ג</text:span> [10 נק']. כתבו תוכנית בפייתון עם <text:span text:style-name="T73">cvxpy</text:span> (או בפסאודו-קוד מפורט ומדוייק) המקבלת כקלט ערכים x<text:span text:style-name="T121">0</text:span>, y<text:span text:style-name="T121">0</text:span>, z<text:span text:style-name="T121">0</text:span> המייצגים חלוקה <text:span text:style-name="T85">קיימת (שאינה יעילה פארטו)</text:span>, ומחזירה כפלט <text:span text:style-name="T79">ערכים חדשים x, y, z המייצגים </text:span>חלוקה <text:span text:style-name="T79">חדשה עם התכונות הבאות:</text:span></text:p>
      <text:list xml:id="list201806952375261" text:continue-numbering="true" text:style-name="L10">
        <text:list-item>
          <text:p text:style-name="P105">החלוקה החדשה יעילה פארטו;</text:p>
        </text:list-item>
        <text:list-item>
          <text:p text:style-name="P105">החלוקה החדשה היא <text:span text:style-name="T20">שיפור פארטו </text:span>של החלוקה הקיימת.</text:p>
        </text:list-item>
      </text:list>
      <text:p text:style-name="P115">(אין דרישה שהחלוקה החדשה תהיה ללא קנאה). <text:s text:c="12"/><text:span text:style-name="T73">כותרת הפונקציה:</text:span></text:p>
      <text:p text:style-name="P119">def find_pareto_improvement (x<text:span text:style-name="T122">0</text:span>: <text:span text:style-name="T78">float, y0: float, z0: float):...</text:span></text:p>
      <text:p text:style-name="P96"/>
      <text:p text:style-name="P103">הפונקציה צריכה להדפיס למסך את החלוקה החדשה, למשל:</text:p>
      <text:p text:style-name="P121">The Pareto-improvement is: <text:span text:style-name="T122">x</text:span>=0.3, <text:span text:style-name="T122">y</text:span>=0.5, <text:span text:style-name="T122">z</text:span>=0.7</text:p>
      <text:p text:style-name="P96"/>
      <text:p text:style-name="P93"/>
      <text:p text:style-name="P93"><text:soft-page-break/></text:p>
      <text:p text:style-name="P109">פתרון:</text:p>
      <text:p text:style-name="P110"/>
      <text:p text:style-name="P110">א. <text:span text:style-name="T115">הערך של עמי:</text:span></text:p>
      <text:p text:style-name="P134">2x+4y+6z</text:p>
      <text:p text:style-name="P111">הערך של תמי:</text:p>
      <text:p text:style-name="P134">9(1-x)+7(1-y)+5(1-z)</text:p>
      <text:p text:style-name="P112">סכום הערכים הוא הגדול ביותר כאשר כל משאב נמסר למי שהערך שלו עבורו הוא הגדול ביותר. במקרה זה:</text:p>
      <text:p text:style-name="P135">x=0, y=0, z=1</text:p>
      <text:p text:style-name="P113">ב. צריך למקסם את סכום הלוגריתמים <text:span text:style-name="T119">תחת האילוץ שהערכים x, y, z הם בין אפס לאחד:</text:span></text:p>
      <text:p text:style-name="P123">def find_<text:span text:style-name="T84">pareto_optimal_envy_free</text:span>(<text:span text:style-name="T78">):</text:span></text:p>
      <text:p text:style-name="P123"><text:tab/><text:span text:style-name="T116">x, y, z = cvxpy.Variable(3)</text:span></text:p>
      <text:p text:style-name="P128"><text:tab/><text:span text:style-name="T124">v_ami = <text:s/>2*x + 4*y + 6*z</text:span></text:p>
      <text:p text:style-name="P128"><text:tab/><text:span text:style-name="T124">v_tami = 9*(1-x) + 7*(1-y) + 5*(1-z)</text:span></text:p>
      <text:p text:style-name="P128"><text:tab/><text:span text:style-name="T117">objective = cvxpy.log(v_ami) + cvxpy.log(v_tami)</text:span></text:p>
      <text:p text:style-name="P124"><text:s text:c="5"/><text:span text:style-name="T118">prob = cvxpy.Problem(objective,</text:span></text:p>
      <text:p text:style-name="P124"><text:tab/><text:tab/><text:span text:style-name="T118">constraints = [x&gt;=0, x&lt;=1, y&gt;=0, y&lt;=1, z&gt;=0, z&lt;=1])</text:span></text:p>
      <text:p text:style-name="P124"><text:tab/><text:span text:style-name="T118">prob.solve()</text:span></text:p>
      <text:p text:style-name="P124"><text:tab/><text:span text:style-name="T118">print("The Pareto-optimal-envy-free allocation is: " + </text:span></text:p>
      <text:p text:style-name="P124"><text:span text:style-name="T118"><text:tab/><text:tab/>"x={}, y={}, z={}".format(x.value, y.value, z.value))</text:span></text:p>
      <text:p text:style-name="P114"/>
      <text:p text:style-name="P114"><text:span text:style-name="T125">ג</text:span>. <text:span text:style-name="T120">אפשרות אחת היא למקסם את סכום הלוגריתמים תחת אילוץ נוסף של שיפור פארטו. התוספות מודגשות:</text:span></text:p>
      <text:p text:style-name="P114"/>
      <text:p text:style-name="P125">def find_pareto_improvement (x<text:span text:style-name="T123">0</text:span>: <text:span text:style-name="T78">float, y0: float, z0: float):</text:span></text:p>
      <text:p text:style-name="P132"><text:tab/><text:span text:style-name="T126">v0_ami <text:s/>= 2*x0 + 4*y0 + 6*z0</text:span></text:p>
      <text:p text:style-name="P132"><text:tab/><text:span text:style-name="T126">v0_tami = 2*(1-x0) + 4*(1-y0) + 6*(1-z0)</text:span></text:p>
      <text:p text:style-name="P130"><text:tab/><text:span text:style-name="T116">x, y, z = cvxpy.Variable(3)</text:span></text:p>
      <text:p text:style-name="P129"><text:tab/><text:span text:style-name="T124">v_ami = <text:s/>2*x+4*y+6*z</text:span></text:p>
      <text:p text:style-name="P129"><text:tab/><text:span text:style-name="T124">v_tami = 9*(1-x)+7*(1-y)+5*(1-z)</text:span></text:p>
      <text:p text:style-name="P129"><text:tab/><text:span text:style-name="T117">objective = cvxpy.log(v_ami) + cvxpy.log(v_tami)</text:span></text:p>
      <text:p text:style-name="P126"><text:s text:c="5"/><text:span text:style-name="T118">prob = cvxpy.Problem(objective,</text:span></text:p>
      <text:p text:style-name="P127"><text:tab/><text:tab/><text:span text:style-name="T118">constraints = [x&gt;=0, x&lt;=1, y&gt;=0, y&lt;=1, z&gt;=0, z&lt;=1,</text:span></text:p>
      <text:p text:style-name="P133"><text:tab/><text:tab/><text:span text:style-name="T126">v_ami ≥ v0_ami, v_tami ≥ v0_tami </text:span><text:span text:style-name="T13">])</text:span></text:p>
      <text:p text:style-name="P126"><text:tab/><text:span text:style-name="T118">prob.solve()</text:span></text:p>
      <text:p text:style-name="P126"><text:tab/><text:span text:style-name="T118">print("The Pareto-improvement is: " + </text:span></text:p>
      <text:p text:style-name="P126"><text:span text:style-name="T118"><text:tab/><text:tab/>"x={}, y={}, z={}".format(x.value, y.value, z.value))</text:span></text:p>
      <text:p text:style-name="P131"><text:soft-page-break/><text:tab/></text:p>
      <text:p text:style-name="P108"/>
      <text:p text:style-name="P9">שאלה <text:span text:style-name="T45">3</text:span> [<text:span text:style-name="T144">20</text:span> נק']. <text:span text:style-name="T49">שוק מכוניות יד שניה</text:span></text:p>
      <text:p text:style-name="P63"><text:span text:style-name="T49">נבחרתם לנהל שוק למכוניות יד שניה. <text:s/>לשוק מגיעים מוכרים וקונים. כל מוכר מגיע עם מכונית אחת, וכל קונה רוצה לקנות מכונית אחת. לצורך השאלה נניח שכל המכוניות זהות, אבל כל מוכר וקונה מייחס ערך שונה למכונית: לכל מוכר ולכל קונה ישנו מספר המתאר את הערך שהוא מייחס למכונית (באלפי ש"ח). המוכרים והקונים הם קוואזי-ליניאריים.</text:span></text:p>
      <text:p text:style-name="P63"><text:span text:style-name="T49">עליכם להחליט מי יקנה וכמה כסף ישלם, מי ימכור וכמה כסף יקבל. המטרה שלכם היא למקסם את הרווחה החברתית – סכום הערכים של כל המשתתפים.</text:span></text:p>
      <text:p text:style-name="P61"/>
      <text:p text:style-name="P61">א [10 נק']. נניח שערכי <text:span text:style-name="T50">הקונים והמוכרים </text:span><text:span text:style-name="T6">ידועים לכם, </text:span><text:span text:style-name="T9">והם:</text:span></text:p>
      <text:list xml:id="list201807703054625" text:continue-list="list2318853929" text:style-name="WWNum2">
        <text:list-item>
          <text:p text:style-name="P58"><text:span text:style-name="T60">יש שמונה קונים, והערכים שלהם הם: <text:s/></text:span>19, 5, 15, 7, 11, 3, 1, 9.</text:p>
        </text:list-item>
        <text:list-item>
          <text:p text:style-name="P60"><text:span text:style-name="T60">יש שמונה מוכרים, והערכים שלהם הם</text:span>: 6, 8, 18, 16, 2, 4, 14, 12.</text:p>
        </text:list-item>
      </text:list>
      <text:p text:style-name="P71">כמו כן, נניח שאתם חייבים לקבוע מחיר <text:span text:style-name="T62">אחד למכונית.</text:span></text:p>
      <text:p text:style-name="P69">מהו המסחר האופטימלי? מי קונה, מי מוכר, ומהו המחיר למכונית? <text:span text:style-name="T61">נמקו ו</text:span>הסבירו את <text:span text:style-name="T58">אופן החישוב</text:span>.</text:p>
      <text:p text:style-name="P69"/>
      <text:p text:style-name="P70"><text:span text:style-name="T145">ב [10 נק']. </text:span>תארו אלגוריתם עם התכונות הבאות:</text:p>
      <text:list xml:id="list3765750770" text:style-name="L9">
        <text:list-item>
          <text:p text:style-name="P141">לכל קונה ולכל מוכר כדאי להגיד את הערך <text:span text:style-name="T60">האמיתי שלהם למכונית;</text:span></text:p>
        </text:list-item>
        <text:list-item>
          <text:p text:style-name="P142">אין גירעון – סכום הכסף שמשלמים <text:span text:style-name="T63">הקונים גדול או שווה מסכום הכסף שמקבלים המוכרים;</text:span></text:p>
        </text:list-item>
        <text:list-item>
          <text:p text:style-name="P142">המסחר הוא אופטימלי עד כדי עסקה אחת <text:span text:style-name="T63">(עושים </text:span>לכל היותר עסקה אחת פחות מהמסחר האופטימלי).</text:p>
        </text:list-item>
      </text:list>
      <text:p text:style-name="P66"><text:span text:style-name="T69">הוכיחו שהאלגוריתם אכן מקיים תכונות אלה. </text:span>הדגימו את האלגוריתם על המספרים של סעיף א.</text:p>
      <text:p text:style-name="P3"><text:span text:style-name="T27">פתרון</text:span>:</text:p>
      <text:p text:style-name="P3">א. הבעיה דומה למכרז בשוק דו-צדדי. <text:s/>צריך לסדר את <text:span text:style-name="T64">הקונים </text:span>בסדר יורד ואת <text:span text:style-name="T64">המוכרים </text:span>בסדר עולה, <text:span text:style-name="T65">ולהכניס למסחר זוגות תואמים</text:span> כל עוד הערך של <text:span text:style-name="T65">הקונה </text:span>גדול <text:span text:style-name="T65">מהערך </text:span>של <text:span text:style-name="T65">המוכר</text:span>. במקרה שלנו, הערכים המסודרים הם:</text:p>
      <text:list xml:id="list201806749795238" text:continue-list="list201807703054625" text:style-name="WWNum2">
        <text:list-item>
          <text:p text:style-name="P59">ערכי <text:span text:style-name="T65">הקונים</text:span>: <text:span text:style-name="T27">19, 15, 11, </text:span><text:span text:style-name="T30">9</text:span><text:span text:style-name="T46">, 7, </text:span>3, 1.</text:p>
        </text:list-item>
        <text:list-item>
          <text:p text:style-name="P59"><text:span text:style-name="T65">ערכי המוכרים</text:span>: <text:span text:style-name="T30">2, 4, </text:span><text:span text:style-name="T27">6, 8</text:span>, <text:span text:style-name="T46">12, 14, 16, 18.</text:span></text:p>
        </text:list-item>
      </text:list>
      <text:p text:style-name="P3">ארבעת <text:span text:style-name="T65">הקונים </text:span>הגבוהים (19, 15, 11, 9) <text:span text:style-name="T65">קונים מ</text:span>ארבעת <text:span text:style-name="T65">המוכרים </text:span>הנמוכים (2, 4, 6, 8) – לא משנה מי <text:span text:style-name="T66">קונה מ</text:span>מי.</text:p>
      <text:p text:style-name="P77">כל זוג נוסף שנצרף, רק יקטין את סכום הערכים.</text:p>
      <text:p text:style-name="P75">המחיר <text:span text:style-name="T67">הוא כל מחיר שנמצא בין הקונה 9 למוכר 8, למשל 8.5.</text:span></text:p>
      <text:p text:style-name="P76"/>
      <text:p text:style-name="P73"><text:soft-page-break/></text:p>
      <text:p text:style-name="P72"><text:span text:style-name="T146">ב</text:span>. <text:span text:style-name="T47">נשתמש באלגוריתם מאירסון. נבחר את ההתאמה הממקסמת את סכום הערכים כמו בסעיף א, ונוריד את הזוג עם ההפרש הנמוך ביותר (בדוגמה למעלה, הזוג 9-8). כל קונה ישלם את ערך הסף שלו, שהוא הערך של הקונה שהורדנו (9); כל מוכר יקבל את ערך הסף שלו, שהוא ערך המוכר שהורדנו (8).</text:span></text:p>
      <text:p text:style-name="P78">נכונות: מאירסון מגלה אמת - הוכחנו בהרצאה. <text:span text:style-name="T69">אין גירעון – </text:span>כי הקונה שהורדנו תמיד גבוה יותר מהמוכר שהורדנו (אחרת מלכתחילה לא היה נכנס למסחר האופטימלי). </text:p>
      <text:p text:style-name="P44">שאלה <text:span text:style-name="T45">4</text:span> [20 נק']. <text:span text:style-name="T87">שיבוץ מתמחים למרכזים רפואיים</text:span></text:p>
      <text:p text:style-name="P83">בפקולטה לרפואה ישנם <text:span text:style-name="T20">n </text:span>סטודנטים שסיימו <text:span text:style-name="T90">הרגע את לימודיהם, והם צריכים להתמחות במרכזים רפואיים. </text:span></text:p>
      <text:p text:style-name="P79"><text:span text:style-name="T91">לצורך השאלה </text:span>יש<text:span text:style-name="T91">נם</text:span> שלושה מרכזים רפואיים: רמב"ם, הדסה ואיכילוב. <text:span text:style-name="T76">בכל מרכז רפואי יש</text:span><text:span text:style-name="T77">נם </text:span><text:span text:style-name="T26">n </text:span><text:span text:style-name="T77">מקומות למתמחים</text:span><text:span text:style-name="T74">.</text:span></text:p>
      <text:p text:style-name="P80">לכל מתמחה יש יחס העדפה חזק על המרכזים הרפואיים, ולכל מרכז רפואי יש יחס העדפה חזק על המתמחים.</text:p>
      <text:p text:style-name="P82">א [10 נק']. <text:span text:style-name="T137">הגדירו במדוייק את המושג "שיבוץ יציב" במצב המתואר בשאלה.</text:span></text:p>
      <text:p text:style-name="P81"><text:span text:style-name="T137">ב</text:span> [10 נק']. <text:span text:style-name="T89">הוכיחו, שבמצב המתואר בשאלה, ישנו שיבוץ יציב אחד ויחיד. תארו אלגוריתם המוצא שידוך זה בזמן O(n).</text:span></text:p>
      <text:p text:style-name="P65"/>
      <text:p text:style-name="P87"><text:span text:style-name="T27">פתרון</text:span>:</text:p>
      <text:p text:style-name="P86">א. <text:span text:style-name="T138">שיבוץ יציב = שיבוץ שאין בו זוגות מערערים, כאשר "זוג מערער" הוא זוג של מתמחה+מרכז שאינם משודכים, ועבורם:</text:span></text:p>
      <text:list xml:id="list3048572472" text:style-name="L21">
        <text:list-item>
          <text:p text:style-name="P89">המתמחה מעדיף את המרכז ע"פ השיבוץ הנוכחי שלו;</text:p>
        </text:list-item>
        <text:list-item>
          <text:p text:style-name="P89">המרכז מעדיף את המתמחה ע"פ אחד המשובצים שלו, <text:span text:style-name="T27">או </text:span>קיים מקום פנוי במרכז.</text:p>
        </text:list-item>
      </text:list>
      <text:p text:style-name="P86"><text:span text:style-name="T138">ב. </text:span>במצב <text:span text:style-name="T127">המתואר בשאלה, השיבוץ היציב היחיד הוא השיבוץ שבו כל מתמחה הולך למרכז הרפואי שהוא הכי רוצה <text:s/>(הראשון בסדר העדיפות שלו). </text:span><text:span text:style-name="T23">הוכחה</text:span><text:span text:style-name="T127">: נניח בה"כ שהסדר של עמי הוא: רמב"ם &gt; הדסה &gt; איכילוב. ונניח שבשידוך כלשהו, עמי לא מגיע לרמב"ם. אז ברמב"ם יש מקום פנוי והוא ישמח לקבל את עמי, וגם עמי ישמח לעבור לרמב"ם, ולכן השידוך לא יציב. מכאן שהשידוך היציב הוא זה שבו עמי משובץ לרמב"ם. אותו הדבר נכון לגבי שאר המתמחים.</text:span></text:p>
      <text:p text:style-name="P88">כדי למצוא את השידוך הזה, פשוט שואלים כל מתמחה איזה מרכז רפואי הוא הכי רוצה <text:span text:style-name="T139">ושולחים אותו לשם. </text:span>זמן הריצה O(n) <text:span text:style-name="T139">כי מספר המרכזים הרפואיים הוא קבוע.</text:span></text:p>
      <text:p text:style-name="P88"/>
      <text:p text:style-name="P48"/>
      <text:p text:style-name="P46">שאלה 5 [<text:span text:style-name="T133">30</text:span> נק']. ניהול הוגן של ועד הבית</text:p>
      <text:p text:style-name="P158">אתם גרים בבניין עם <text:span text:style-name="T102">60</text:span> דיירים, ונבחרתם פה אחד לתפקיד יו"ר ועד הבית. <text:span text:style-name="T97">מייד כשנכנסתם לתפקיד גיליתם שיש הרבה משימות לטפל בהן, וכל משימה לוקחת הרבה זמן:</text:span></text:p>
      <text:list xml:id="list2305636067" text:style-name="L14">
        <text:list-item>
          <text:p text:style-name="P157"><text:span text:style-name="T35">א</text:span><text:span text:style-name="T34">. </text:span><text:span text:style-name="T98">לדאוג לסיוד הגג – 5 שעות;</text:span></text:p>
        </text:list-item>
        <text:list-item>
          <text:p text:style-name="P157"><text:span text:style-name="T35">ב</text:span><text:span text:style-name="T33">. </text:span><text:span text:style-name="T99">לבנות ארגז לחתולים המבקרים בבניין – 2 שעות;</text:span></text:p>
        </text:list-item>
        <text:list-item>
          <text:p text:style-name="P157"><text:span text:style-name="T35">ג</text:span><text:span text:style-name="T33">. </text:span><text:span text:style-name="T100">לגלות למה אנחנו משלמים כל-כך הרבה כסף על "צריכת מים משותפת" – 20 שעות.</text:span></text:p>
        </text:list-item>
        <text:list-item>
          <text:p text:style-name="P157"><text:span text:style-name="T35">ד</text:span><text:span text:style-name="T34">. </text:span><text:span text:style-name="T98">לבנות מעלית לבניין – 10 שעות;</text:span></text:p>
        </text:list-item>
      </text:list>
      <text:p text:style-name="P159">יש הרבה משימות לטפל בהן, <text:span text:style-name="T95">אבל אין לכם זמן לטפל בכולן - </text:span>אתם יכולים להשקיע בסך-הכל 30 שעות בחודש בענייני ועד הבית. <text:s/>עליכם <text:span text:style-name="T95">למצוא </text:span>אלגוריתם שיעזור לכם להחליט <text:span text:style-name="T96">באיזה משימות לטפל.</text:span></text:p>
      <text:p text:style-name="P160">לכל אחד מהדיירים יש דעה אחרת בשאלה מה הן המשימות החשובות ביותר, <text:span text:style-name="T101">לפי הטבלה הבאה:</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6">הדיירים<text:line-break/><text:span text:style-name="T105">(לפי מס' דירה)</text:span>:</text:p>
          </table:table-cell>
          <table:table-cell table:style-name="Table3.A1" office:value-type="string">
            <text:p text:style-name="P38">1 עד <text:span text:style-name="T103">10</text:span></text:p>
          </table:table-cell>
          <table:table-cell table:style-name="Table3.A1" office:value-type="string">
            <text:p text:style-name="P39">11 עד <text:span text:style-name="T104">15</text:span></text:p>
          </table:table-cell>
          <table:table-cell table:style-name="Table3.A1" office:value-type="string">
            <text:p text:style-name="P40">16 עד 30</text:p>
          </table:table-cell>
          <table:table-cell table:style-name="Table3.A1" office:value-type="string">
            <text:p text:style-name="P41">31 עד <text:span text:style-name="T106">40</text:span></text:p>
          </table:table-cell>
          <table:table-cell table:style-name="Table3.A1" office:value-type="string">
            <text:p text:style-name="P42">41 עד <text:span text:style-name="T129">45</text:span></text:p>
          </table:table-cell>
          <table:table-cell table:style-name="Table3.G1" office:value-type="string">
            <text:p text:style-name="P42"><text:span text:style-name="T129">46</text:span> עד 60</text:p>
          </table:table-cell>
        </table:table-row>
        <table:table-row table:style-name="Table3.1">
          <table:table-cell table:style-name="Table3.A2" office:value-type="string">
            <text:p text:style-name="P36">המשימות החשובות בעיניהם:</text:p>
          </table:table-cell>
          <table:table-cell table:style-name="Table3.A2" office:value-type="string">
            <text:p text:style-name="P37">א+<text:span text:style-name="T102">ג</text:span></text:p>
          </table:table-cell>
          <table:table-cell table:style-name="Table3.A2" office:value-type="string">
            <text:p text:style-name="P37">ב+<text:span text:style-name="T104">ג</text:span></text:p>
          </table:table-cell>
          <table:table-cell table:style-name="Table3.A2" office:value-type="string">
            <text:p text:style-name="P40"><text:span text:style-name="T128">א+</text:span>ג+ד</text:p>
          </table:table-cell>
          <table:table-cell table:style-name="Table3.A2" office:value-type="string">
            <text:p text:style-name="P42"><text:span text:style-name="T55">ג</text:span></text:p>
          </table:table-cell>
          <table:table-cell table:style-name="Table3.A2" office:value-type="string">
            <text:p text:style-name="P42"><text:span text:style-name="T55">ד</text:span></text:p>
          </table:table-cell>
          <table:table-cell table:style-name="Table3.G2" office:value-type="string">
            <text:p text:style-name="P43"><text:span text:style-name="T55">א+ד</text:span></text:p>
          </table:table-cell>
        </table:table-row>
      </table:table>
      <text:p text:style-name="P90"/>
      <text:p text:style-name="P92"><text:span text:style-name="T107">א [10 נק']. תארו אלגוריתם שיחליט עבורכם באיזה משימות להשקיע, כך שהתוצאה תהיה </text:span><text:span text:style-name="T75">פרופורציונלית לכל תת-קבוצה של k דיירים. הדגימו</text:span><text:span text:style-name="T107"> את פעולת האלגוריתם על הטבלה למעלה והראו שהתוצאה אכן פרופורציונלית.</text:span></text:p>
      <text:p text:style-name="P91"/>
      <text:p text:style-name="P118">ב [10 נק']. האם תוצאת האלגוריתם שתיארתם בסעיף א יעילה פארטו <text:span text:style-name="T132">(במקרה הפרטי)</text:span>?</text:p>
      <text:p text:style-name="P118"><text:span text:style-name="T131">האם האלגוריתם </text:span><text:span text:style-name="T24">תמיד </text:span><text:span text:style-name="T131">יעיל פארטו (במקרה הכללי)?</text:span></text:p>
      <text:p text:style-name="P139"/>
      <text:p text:style-name="P90"><text:span text:style-name="T130">ג</text:span> <text:s/>[10 נק']. <text:span text:style-name="T108">בבניין יש 6 קומות, בכל קומה 10 דיירים. עלות בניית מעלית בגובה k קומות היא 100k. בהנחה שהחלטנו לבנות מעלית בגובה 6 קומות, כמה צריך לשלם כל דייר לפי עקרונות ההגינות של שאפלי? הסבירו את החישוב.</text:span></text:p>
      <text:p text:style-name="P139"/>
      <text:p text:style-name="P139"><text:span text:style-name="T27">פתרון:</text:span></text:p>
      <text:p text:style-name="P139"><text:span text:style-name="T1">א. </text:span><text:span text:style-name="T14">נשתמש באלגוריתם עזיז-לי-טלמון לתקצוב השתתפותי. התקציב כאן הוא 30 (שעות), ויש 60 דיירים, ולכן לכל דייר יש "זכות" על חצי שעה. </text:span><text:span text:style-name="T15">צריך לסדר את כל 16 תת-הקבוצות של המשימות בסדר יורד של העלות:</text:span></text:p>
      <text:list xml:id="list2443426844" text:style-name="L19">
        <text:list-item>
          <text:p text:style-name="P143"><text:span text:style-name="T27">אבגד, אגד, בגד </text:span><text:span text:style-name="T1">– יקר מדי (מעל 30). </text:span></text:p>
        </text:list-item>
        <text:list-item>
          <text:p text:style-name="P143"><text:span text:style-name="T38">גד </text:span><text:span text:style-name="T1">– </text:span><text:span text:style-name="T16">יקר מדי – עולה 30 אבל יש רק </text:span><text:span text:style-name="T17">15 </text:span><text:span text:style-name="T16">תומכים.</text:span></text:p>
        </text:list-item>
        <text:list-item>
          <text:p text:style-name="P146"><text:span text:style-name="T39">אבד, אבג –</text:span><text:span text:style-name="T16"> יקר מדי – אין תומכים בכלל.</text:span></text:p>
        </text:list-item>
        <text:list-item>
          <text:p text:style-name="P145"><text:span text:style-name="T27">אג –</text:span><text:span text:style-name="T1"> יקר מדי – עולה 25 אבל יש רק 25 תומכים (צריך 50)</text:span></text:p>
        </text:list-item>
        <text:list-item>
          <text:p text:style-name="P147"><text:span text:style-name="T27">בג</text:span><text:span text:style-name="T1"> – יקר מדי – עולה 22 אבל יש רק 5 תומכים.</text:span></text:p>
        </text:list-item>
        <text:list-item>
          <text:p text:style-name="P148"><text:span text:style-name="T27">ג –</text:span><text:span text:style-name="T1"> </text:span><text:span text:style-name="T18">עולה 20 ויש בדיוק 40 תומכים ולכן נכניס לתקציב! <text:s/>ונוציא את דיירים 1-40 מרשימת המקופחים.</text:span></text:p>
        </text:list-item>
        <text:list-item>
          <text:p text:style-name="P144"><text:soft-page-break/><text:span text:style-name="T27">אד –</text:span><text:span text:style-name="T1"> </text:span><text:span text:style-name="T17">עולה 15 </text:span><text:span text:style-name="T18">אבל נשארו רק 15 תומכים מקופחים (צריך 30) ולכן זה יקר מדי.</text:span></text:p>
        </text:list-item>
        <text:list-item>
          <text:p text:style-name="P149"><text:span text:style-name="T27">א, ב </text:span><text:span text:style-name="T1">– יקר מדי;</text:span></text:p>
        </text:list-item>
        <text:list-item>
          <text:p text:style-name="P149"><text:span text:style-name="T27">ד –</text:span><text:span text:style-name="T1"> עולה 10 ויש בדיוק 20 תומכים מקופחים ולכן נכניס לתקציב.</text:span></text:p>
        </text:list-item>
      </text:list>
      <text:p text:style-name="P151">בסה"כ יתבצעו משימות ג, ד.</text:p>
      <text:p text:style-name="P150"><text:span text:style-name="T1"/></text:p>
      <text:p text:style-name="P152"><text:span text:style-name="T1"/></text:p>
      <text:p text:style-name="P153"><text:span text:style-name="T1">ב. התוצאה בסעיף א יעילה פארטו, </text:span><text:span text:style-name="T19">כי</text:span><text:span text:style-name="T1"> כל ה</text:span><text:span text:style-name="T19">"</text:span><text:span text:style-name="T1">תקציב</text:span><text:span text:style-name="T19">"</text:span><text:span text:style-name="T1"> </text:span><text:span text:style-name="T19">של 30 שעות מנוצל.</text:span></text:p>
      <text:p text:style-name="P154"><text:span text:style-name="T1">אבל בדרך-כלל, האלגוריתם לא יעיל פארטו; ראו פתרון למטלה 9 שאלה 3.</text:span></text:p>
      <text:p text:style-name="P154"><text:span text:style-name="T1"/></text:p>
      <text:p text:style-name="P155"><text:span text:style-name="T1">ג. הבעיה דומה לבעיית מסלול ההמראה, ולכן הפתרון דומה:</text:span></text:p>
      <text:list xml:id="list4037924289" text:style-name="L20">
        <text:list-item>
          <text:p text:style-name="P156"><text:span text:style-name="T1">הקומה השישית עולה 100, והעלות מתחלקת בין 10 הדיירים מהקומה השישית (לפי עקרון הסימטריה) – כל אחד משלם 10.</text:span></text:p>
        </text:list-item>
        <text:list-item>
          <text:p text:style-name="P156"><text:span text:style-name="T1">הקומה החמישית עולה 100, והעלות מתחלקת בין 20 הדיירים מהקומות החמישית והשישית – כל אחד משלם 5.</text:span></text:p>
        </text:list-item>
        <text:list-item>
          <text:p text:style-name="P156"><text:span text:style-name="T1">וכן הלאה…</text:span></text:p>
        </text:list-item>
      </text:list>
      <text:p text:style-name="P155"><text:span text:style-name="T1">בסה"כ, כל דייר בקומה השישית משלם : <text:s/>10+10/2+10/3+10/4+10/5+10/6</text:span></text:p>
      <text:p text:style-name="P155"><text:span text:style-name="T1">כל דייר בקומה החמישית משלם: 10/2+10/3+10/4+10/5+10/6</text:span></text:p>
      <text:p text:style-name="P155"><text:span text:style-name="T1">וכן הלאה…</text:span></text:p>
      <text:p text:style-name="P155"><text:span text:style-name="T1"/></text:p>
      <text:p text:style-name="P47">שאלה <text:span text:style-name="T93">6</text:span>. <text:span text:style-name="T94">תוספת נקודות</text:span></text:p>
      <text:p text:style-name="P84">אם שמכם הופיע באחד או יותר מקבצי הפתרונות שפורסמו בגיטהאב של הקורס, אנא ציינו את מספרי המטלות. <text:span text:style-name="T94">כל מטלה שבה שמכם הופיע, מזכה אתכם בתוספת של נקודה לציון הסופי.</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creator>Erel Segal-Halevi</dc:creator>
    <dc:date>2020-01-26T20:17:57.092966153</dc:date>
    <meta:editing-cycles>1546</meta:editing-cycles>
    <meta:editing-duration>P2DT16H24M54S</meta:editing-duration>
    <meta:generator>LibreOffice/6.2.4.2$Linux_X86_64 LibreOffice_project/20$Build-2</meta:generator>
    <meta:document-statistic meta:table-count="4" meta:image-count="0" meta:object-count="0" meta:page-count="11" meta:paragraph-count="225" meta:word-count="1998" meta:character-count="10867" meta:non-whitespace-character-count="89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